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 style:data-style-name="N107"/>
    <style:style style:name="ce5" style:family="table-cell" style:parent-style-name="Default" style:data-style-name="N4"/>
    <style:style style:name="ce6" style:family="table-cell" style:parent-style-name="Default" style:data-style-name="N3"/>
    <style:style style:name="ce2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b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.999cm" svg:height="8.999cm" svg:x="28.321cm" svg:y="1.003cm">
            <draw:object draw:notify-on-update-of-ranges="List1.A3:List1.A24 List1.B3:List1.B24 List1.A3:List1.A24 List1.C3:Lis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563cm" svg:y="1.003cm">
            <draw:object draw:notify-on-update-of-ranges="List1.D3:List1.D24 List1.E3:List1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3" svg:width="15.996cm" svg:height="8.988cm" svg:x="32.227cm" svg:y="25.008cm">
            <draw:object draw:notify-on-update-of-ranges="List1.A60:List1.A74 List1.B60:List1.B74" xlink:href="./Object 3" xlink:type="simple" xlink:show="embed" xlink:actuate="onLoad">
              <loext:p text:style-name="P2">378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98cm" svg:y="34.029cm">
            <draw:object draw:notify-on-update-of-ranges="List1.C60:List1.C78 List1.D60:List1.D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6cm" svg:height="8.988cm" svg:x="0cm" svg:y="36.92cm">
            <draw:object draw:notify-on-update-of-ranges="List1.E60:List1.E74 List1.F60:List1.F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$\Psi=“0\dg“$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\Psi=“80\dg“$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popi{\Phi}{\dg}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sigma(n)$</text:p>
          </table:table-cell>
          <table:table-cell office:value-type="string" calcext:value-type="string">
            <text:p>\popi{\Phi}{\dg}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sigma(n)$</text:p>
          </table:table-cell>
          <table:table-cell table:number-columns-repeated="1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style-name="ce6" table:formula="of:=SQRT([.B3])" office:value-type="float" office:value="3.16227766016838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table:style-name="ce6" table:formula="of:=SQRT([.E3])" office:value-type="float" office:value="3.87298334620742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style-name="ce6" table:formula="of:=SQRT([.B4])"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table:style-name="ce6" table:formula="of:=SQRT([.E4])" office:value-type="float" office:value="3.7416573867739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" calcext:value-type="float">
            <text:p>3</text:p>
          </table:table-cell>
          <table:table-cell table:style-name="ce6" table:formula="of:=SQRT([.B5])" office:value-type="float" office:value="1.73205080756888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style-name="ce6" table:formula="of:=SQRT([.E5])" office:value-type="float" office:value="4.47213595499958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style-name="ce6" table:formula="of:=SQRT([.B6])" office:value-type="float" office:value="2.64575131106459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style-name="ce6" table:formula="of:=SQRT([.E6]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style-name="ce6" table:formula="of:=SQRT([.B7])"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style-name="ce6" table:formula="of:=SQRT([.E7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6" table:formula="of:=SQRT([.B8])" office:value-type="float" office:value="3.3166247903554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table:style-name="ce6" table:formula="of:=SQRT([.E8])" office:value-type="float" office:value="4.35889894354067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style-name="ce6" table:formula="of:=SQRT([.B9])" office:value-type="float" office:value="3.3166247903554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table:style-name="ce6" table:formula="of:=SQRT([.E9])" office:value-type="float" office:value="4.24264068711929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table:formula="of:=SQRT([.B1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6" table:formula="of:=SQRT([.E10]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SQRT([.B11])" office:value-type="float" office:value="4.12310562561766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table:style-name="ce6" table:formula="of:=SQRT([.E11])" office:value-type="float" office:value="15.5241746962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table:style-name="ce6" table:formula="of:=SQRT([.B12])"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307" calcext:value-type="float">
            <text:p>307</text:p>
          </table:table-cell>
          <table:table-cell table:style-name="ce6" table:formula="of:=SQRT([.E12])" office:value-type="float" office:value="17.5214154679352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6" table:formula="of:=SQRT([.B13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81" calcext:value-type="float">
            <text:p>381</text:p>
          </table:table-cell>
          <table:table-cell table:style-name="ce6" table:formula="of:=SQRT([.E13])" office:value-type="float" office:value="19.5192212959431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88" calcext:value-type="float">
            <text:p>88</text:p>
          </table:table-cell>
          <table:table-cell table:style-name="ce6" table:formula="of:=SQRT([.B14])" office:value-type="float" office:value="9.38083151964686" calcext:value-type="float">
            <text:p>9</text:p>
          </table:table-cell>
          <table:table-cell office:value-type="float" office:value="12.5" calcext:value-type="float">
            <text:p>12,5</text:p>
          </table:table-cell>
          <table:table-cell office:value-type="float" office:value="437" calcext:value-type="float">
            <text:p>437</text:p>
          </table:table-cell>
          <table:table-cell table:style-name="ce6" table:formula="of:=SQRT([.E14])" office:value-type="float" office:value="20.9045449603669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table:style-name="ce6" table:formula="of:=SQRT([.B15])" office:value-type="float" office:value="14.6969384566991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style-name="ce6" table:formula="of:=SQRT([.E15])" office:value-type="float" office:value="20.5182845286832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344" calcext:value-type="float">
            <text:p>344</text:p>
          </table:table-cell>
          <table:table-cell table:style-name="ce6" table:formula="of:=SQRT([.B16])" office:value-type="float" office:value="18.5472369909914" calcext:value-type="float">
            <text:p>19</text:p>
          </table:table-cell>
          <table:table-cell office:value-type="float" office:value="17.5" calcext:value-type="float">
            <text:p>17,5</text:p>
          </table:table-cell>
          <table:table-cell office:value-type="float" office:value="460" calcext:value-type="float">
            <text:p>460</text:p>
          </table:table-cell>
          <table:table-cell table:style-name="ce6" table:formula="of:=SQRT([.E16])" office:value-type="float" office:value="21.4476105895272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table:style-name="ce6" table:formula="of:=SQRT([.B17])" office:value-type="float" office:value="20.6155281280883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table:style-name="ce6" table:formula="of:=SQRT([.E17])" office:value-type="float" office:value="20.3715487874634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441" calcext:value-type="float">
            <text:p>441</text:p>
          </table:table-cell>
          <table:table-cell table:style-name="ce6" table:formula="of:=SQRT([.B18])" office:value-type="float" office:value="21" calcext:value-type="float">
            <text:p>21</text:p>
          </table:table-cell>
          <table:table-cell office:value-type="float" office:value="22.5" calcext:value-type="float">
            <text:p>22,5</text:p>
          </table:table-cell>
          <table:table-cell office:value-type="float" office:value="367" calcext:value-type="float">
            <text:p>367</text:p>
          </table:table-cell>
          <table:table-cell table:style-name="ce6" table:formula="of:=SQRT([.E18])" office:value-type="float" office:value="19.157244060668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table:style-name="ce6" table:formula="of:=SQRT([.B19])" office:value-type="float" office:value="21.4709105535839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table:style-name="ce6" table:formula="of:=SQRT([.E19])" office:value-type="float" office:value="16.3707055437449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386" calcext:value-type="float">
            <text:p>386</text:p>
          </table:table-cell>
          <table:table-cell table:style-name="ce6" table:formula="of:=SQRT([.B20])" office:value-type="float" office:value="19.6468827043885" calcext:value-type="float">
            <text:p>20</text:p>
          </table:table-cell>
          <table:table-cell office:value-type="float" office:value="27.5" calcext:value-type="float">
            <text:p>27,5</text:p>
          </table:table-cell>
          <table:table-cell office:value-type="float" office:value="196" calcext:value-type="float">
            <text:p>196</text:p>
          </table:table-cell>
          <table:table-cell table:style-name="ce6" table:formula="of:=SQRT([.E20])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 table:style-name="ce6" table:formula="of:=SQRT([.B21])" office:value-type="float" office:value="17.2046505340853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table:style-name="ce6" table:formula="of:=SQRT([.E21])" office:value-type="float" office:value="13.2664991614216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85" calcext:value-type="float">
            <text:p>185</text:p>
          </table:table-cell>
          <table:table-cell table:style-name="ce6" table:formula="of:=SQRT([.B22])" office:value-type="float" office:value="13.601470508735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110" calcext:value-type="float">
            <text:p>110</text:p>
          </table:table-cell>
          <table:table-cell table:style-name="ce6" table:formula="of:=SQRT([.E22])" office:value-type="float" office:value="10.4880884817015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style-name="ce6" table:formula="of:=SQRT([.B23])" office:value-type="float" office:value="9.69535971483266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style-name="ce6" table:formula="of:=SQRT([.E23])" office:value-type="float" office:value="6.85565460040104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style-name="ce6" table:formula="of:=SQRT([.B24])" office:value-type="float" office:value="3.7416573867739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6" table:formula="of:=SQRT([.E24])" office:value-type="float" office:value="5.19615242270663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-80" calcext:value-type="float">
            <text:p>-8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65.908" calcext:value-type="float">
            <text:p>465,908</text:p>
          </table:table-cell>
          <table:table-cell office:value-type="float" office:value="19.25" calcext:value-type="float">
            <text:p>19,25</text:p>
          </table:table-cell>
          <table:table-cell office:value-type="string" calcext:value-type="string">
            <text:p>A</text:p>
          </table:table-cell>
          <table:table-cell office:value-type="float" office:value="454.349" calcext:value-type="float">
            <text:p>454,34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íky</text:p>
          </table:table-cell>
          <table:table-cell table:style-name="ce1" office:value-type="float" office:value="23.3" calcext:value-type="float">
            <text:p>23,3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3" calcext:value-type="float">
            <text:p>0,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3.3195" calcext:value-type="float">
            <text:p>23,3195</text:p>
          </table:table-cell>
          <table:table-cell office:value-type="float" office:value="0.2495" calcext:value-type="float">
            <text:p>0,2495</text:p>
          </table:table-cell>
          <table:table-cell office:value-type="string" calcext:value-type="string">
            <text:p>B</text:p>
          </table:table-cell>
          <table:table-cell office:value-type="float" office:value="15.9867" calcext:value-type="float">
            <text:p>15,9867</text:p>
          </table:table-cell>
          <table:table-cell office:value-type="float" office:value="0.3082" calcext:value-type="float">
            <text:p>0,308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5.92" calcext:value-type="float">
            <text:p>75,92</text:p>
          </table:table-cell>
          <table:table-cell office:value-type="float" office:value="4.617" calcext:value-type="float">
            <text:p>4,617</text:p>
          </table:table-cell>
          <table:table-cell office:value-type="string" calcext:value-type="string">
            <text:p>C</text:p>
          </table:table-cell>
          <table:table-cell office:value-type="float" office:value="151.583" calcext:value-type="float">
            <text:p>151,583</text:p>
          </table:table-cell>
          <table:table-cell office:value-type="float" office:value="9.719" calcext:value-type="float">
            <text:p>9,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a</text:p>
          </table:table-cell>
          <table:table-cell table:style-name="ce1" table:formula="of:=-[.B26]*COS([.B1])" office:value-type="float" office:value="-15" calcext:value-type="float">
            <text:p>-15</text:p>
          </table:table-cell>
          <table:table-cell table:style-name="ce1" table:formula="of:=SQRT((-COS(RADIANS([.E25]))*[.C26])^2+([.B26]*SIN(RADIANS([.E25]))*RADIANS([.F25]))^2)" office:value-type="float" office:value="0.2" calcext:value-type="float">
            <text:p>0,2</text:p>
          </table:table-cell>
          <table:table-cell office:value-type="string" calcext:value-type="string">
            <text:p>xa</text:p>
          </table:table-cell>
          <table:table-cell table:style-name="ce1" table:formula="of:=-[.B26]*COS(RADIANS([.E26]))" office:value-type="float" office:value="-2.60472266500396" calcext:value-type="float">
            <text:p>-2,60472266500396</text:p>
          </table:table-cell>
          <table:table-cell table:style-name="ce1" table:formula="of:=SQRT((-COS(RADIANS([.E26]))*[.C26])^2+([.B26]*SIN(RADIANS([.E26]))*RADIANS([.F26]))^2)" office:value-type="float" office:value="0.0432535520595748" calcext:value-type="float">
            <text:p>0,04325355205957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.101" calcext:value-type="float">
            <text:p>6,101</text:p>
          </table:table-cell>
          <table:table-cell office:value-type="float" office:value="1.625" calcext:value-type="float">
            <text:p>1,625</text:p>
          </table:table-cell>
          <table:table-cell office:value-type="string" calcext:value-type="string">
            <text:p>D</text:p>
          </table:table-cell>
          <table:table-cell office:value-type="float" office:value="12.3357" calcext:value-type="float">
            <text:p>12,3357</text:p>
          </table:table-cell>
          <table:table-cell office:value-type="float" office:value="2.802" calcext:value-type="float">
            <text:p>2,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b</text:p>
          </table:table-cell>
          <table:table-cell table:style-name="ce1" table:formula="of:=[.B26]*COS(RADIANS([.B27]))" office:value-type="float" office:value="13.7766957201463" calcext:value-type="float">
            <text:p>13,7766957201463</text:p>
          </table:table-cell>
          <table:table-cell table:style-name="ce1" table:formula="of:=SQRT((-COS(RADIANS([.E25]+[.B27]))*[.C26])^2+([.B26]*SIN(RADIANS([.E25]+[.B27]))*RADIANS([.F25]+[.C27]))^2)" office:value-type="float" office:value="0.186297748218413" calcext:value-type="float">
            <text:p>0,186297748218413</text:p>
          </table:table-cell>
          <table:table-cell office:value-type="string" calcext:value-type="string">
            <text:p>xb</text:p>
          </table:table-cell>
          <table:table-cell table:style-name="ce1" table:formula="of:=[.B27]*COS(RADIANS([.E26]+[.E27]))" office:value-type="float" office:value="10.2140477201855" calcext:value-type="float">
            <text:p>10,2140477201855</text:p>
          </table:table-cell>
          <table:table-cell table:style-name="ce1" table:formula="of:=SQRT((-COS(RADIANS([.E25]+[.E27]))*[.C26])^2+([.B26]*SIN(RADIANS([.E25]+[.E27]))*RADIANS([.F25]+[.F27]))^2)" office:value-type="float" office:value="0.194407128128003" calcext:value-type="float">
            <text:p>0,194407128128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</text:p>
          </table:table-cell>
          <table:table-cell table:style-name="ce1" table:formula="of:=-[.B26]*SIN([.B1])" office:value-type="float" office:value="-0" calcext:value-type="float">
            <text:p>0</text:p>
          </table:table-cell>
          <table:table-cell table:style-name="ce1" table:formula="of:=SQRT((SIN(RADIANS([.E25]))*[.C26])^2+([.B26]*COS(RADIANS([.E25]))*RADIANS([.F25]))^2)" office:value-type="float" office:value="0.0261799387799149" calcext:value-type="float">
            <text:p>0,026179938779915</text:p>
          </table:table-cell>
          <table:table-cell office:value-type="string" calcext:value-type="string">
            <text:p>ya</text:p>
          </table:table-cell>
          <table:table-cell table:style-name="ce1" table:formula="of:=-[.B26]*SIN(RADIANS([.E26]))" office:value-type="float" office:value="14.7721162951831" calcext:value-type="float">
            <text:p>14,7721162951831</text:p>
          </table:table-cell>
          <table:table-cell table:style-name="ce1" table:formula="of:=SQRT((SIN(RADIANS([.E26]))*[.C26])^2+([.B26]*COS(RADIANS([.E26]))*RADIANS([.F26]))^2)" office:value-type="float" office:value="0.197014008204365" calcext:value-type="float">
            <text:p>0,1970140082043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b</text:p>
          </table:table-cell>
          <table:table-cell table:style-name="ce1" table:formula="of:=[.B26]*SIN(RADIANS([.B27]))" office:value-type="float" office:value="5.93318253844447" calcext:value-type="float">
            <text:p>5,93318253844447</text:p>
          </table:table-cell>
          <table:table-cell table:style-name="ce1" table:formula="of:=SQRT((SIN(RADIANS([.E25]+[.B27]))*[.C26])^2+([.B26]*COS(RADIANS([.E25]))*RADIANS([.F25]+[.C27]))^2)" office:value-type="float" office:value="0.111475344962877" calcext:value-type="float">
            <text:p>0,111475344962877</text:p>
          </table:table-cell>
          <table:table-cell office:value-type="string" calcext:value-type="string">
            <text:p>yb</text:p>
          </table:table-cell>
          <table:table-cell table:style-name="ce1" table:formula="of:=[.B26]*SIN(RADIANS([.E26]+[.E27]))" office:value-type="float" office:value="-13.4819106944875" calcext:value-type="float">
            <text:p>-13,4819106944875</text:p>
          </table:table-cell>
          <table:table-cell table:style-name="ce1" table:formula="of:=SQRT((SIN(RADIANS([.E26]+[.E27]))*[.C26])^2+([.B26]*COS(RADIANS([.E26]+[.E27]))*RADIANS([.F26]+[.F27]))^2)" office:value-type="float" office:value="0.18552789892981" calcext:value-type="float">
            <text:p>0,185527898929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a11</text:p>
          </table:table-cell>
          <table:table-cell table:formula="of:=[.B32]-[.B31]" office:value-type="float" office:value="5.93318253844447" calcext:value-type="float">
            <text:p>5,93318253844447</text:p>
          </table:table-cell>
          <table:table-cell table:style-name="ce1" table:formula="of:=SQRT([.C31]^2+[.C32]^2)" office:value-type="float" office:value="0.114508260527844" calcext:value-type="float">
            <text:p>0,1145082605278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12</text:p>
          </table:table-cell>
          <table:table-cell table:formula="of:=-([.B30]-[.B29])" office:value-type="float" office:value="-28.7766957201463" calcext:value-type="float">
            <text:p>-28,7766957201463</text:p>
          </table:table-cell>
          <table:table-cell table:style-name="ce1" table:formula="of:=SQRT([.C29]^2+[.C30]^2)" office:value-type="float" office:value="0.273325540320057" calcext:value-type="float">
            <text:p>0,2733255403200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21</text:p>
          </table:table-cell>
          <table:table-cell table:formula="of:=[.E32]-[.E31]" office:value-type="float" office:value="-28.2540269896706" calcext:value-type="float">
            <text:p>-28,2540269896706</text:p>
          </table:table-cell>
          <table:table-cell table:style-name="ce1" table:formula="of:=SQRT([.F31]^2+[.F32]^2)" office:value-type="float" office:value="0.270619882325855" calcext:value-type="float">
            <text:p>0,2706198823258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22</text:p>
          </table:table-cell>
          <table:table-cell table:formula="of:=-([.E30]-[.E29])" office:value-type="float" office:value="-12.8187703851895" calcext:value-type="float">
            <text:p>-12,8187703851895</text:p>
          </table:table-cell>
          <table:table-cell table:style-name="ce1" table:formula="of:=SQRT([.F29]^2+[.F30]^2)" office:value-type="float" office:value="0.199160742197723" calcext:value-type="float">
            <text:p>0,1991607421977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</text:p>
          </table:table-cell>
          <table:table-cell table:formula="of:=[.B34]*[.B29]+[.B35]*[.B31]" office:value-type="float" office:value="-88.9977380766671" calcext:value-type="float">
            <text:p>-88,9977380766671</text:p>
          </table:table-cell>
          <table:table-cell table:style-name="ce1" table:formula="of:=SQRT(([.B34]*[.C29])^2+([.B29]*[.C34])^2+([.B35]*[.C31])^2+([.B31]*[.C35])^2)" office:value-type="float" office:value="2.2194385911912" calcext:value-type="float">
            <text:p>2,21943859119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</text:p>
          </table:table-cell>
          <table:table-cell table:formula="of:=[.B36]*[.E29]+[.B37]*[.E31]" office:value-type="float" office:value="-115.766462413639" calcext:value-type="float">
            <text:p>-115,766462413639</text:p>
          </table:table-cell>
          <table:table-cell table:style-name="ce1" table:formula="of:=SQRT(([.B36]*[.F29])^2+([.C36]*[.E29])^2+([.B37]*[.F31])^2+([.F31]*[.B37])^2)" office:value-type="float" office:value="3.84010908397496" calcext:value-type="float">
            <text:p>3,840109083974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 table:formula="of:=[.B34]*[.B37]-[.B35]*[.B36]" office:value-type="float" office:value="-889.113642164288" calcext:value-type="float">
            <text:p>-889,113642164288</text:p>
          </table:table-cell>
          <table:table-cell table:formula="of:=SQRT(([.B34]*[.C37])^2+([.B37]*[.C34])^2+([.B35]*[.C36])^2+([.B36]*[.C35])^2)" office:value-type="float" office:value="11.128095971358" calcext:value-type="float">
            <text:p>11,128095971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formula="of:=([.B38]*[.B37]-[.B39]*[.B35])/([.B34]*[.B37]-[.B35]*[.B36])" office:value-type="float" office:value="2.46372858360019" calcext:value-type="float">
            <text:p>2,46372858360019</text:p>
          </table:table-cell>
          <table:table-cell table:style-name="ce1" table:formula="of:=-1/[.B40]*SQRT(([.B37]*[.C38])^2+([.C37]*[.B38])^2+([.B35]*[.C39])^2+([.B39]*[.C35])^2+([.B41]*[.C40])^2)" office:value-type="float" office:value="0.138152354195468" calcext:value-type="float">
            <text:p>0,1381523541954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table:formula="of:=([.B39]*[.B34]-[.B38]*[.B36])/([.B34]*[.B37]-[.B35]*[.B36])" office:value-type="float" office:value="3.60067363174744" calcext:value-type="float">
            <text:p>3,60067363174744</text:p>
          </table:table-cell>
          <table:table-cell table:style-name="ce1" table:formula="of:=-1/[.B40]*SQRT(([.B34]*[.C39])^2+([.B39]*[.C34])^2+([.B36]*[.C38])^2+([.B38]*[.C36])^2+([.B42]*[.C40])^2)" office:value-type="float" office:value="0.0928330352595862" calcext:value-type="float">
            <text:p>0,092833035259586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SQRT([.B47])" office:value-type="float" office:value="9.48683298050514" calcext:value-type="float">
            <text:p>9,48683298050514</text:p>
          </table:table-cell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20 plech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7" calcext:value-type="float">
            <text:p>277</text:p>
          </table:table-cell>
          <table:table-cell table:formula="of:=SQRT([.B50])" office:value-type="float" office:value="16.6433169770932" calcext:value-type="float">
            <text:p>16,64331697709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 PLECH</text:p>
          </table:table-cell>
          <table:table-cell office:value-type="float" office:value="129" calcext:value-type="float">
            <text:p>129</text:p>
          </table:table-cell>
          <table:table-cell table:formula="of:=SQRT([.B51])" office:value-type="float" office:value="11.3578166916005" calcext:value-type="float">
            <text:p>11,3578166916005</text:p>
          </table:table-cell>
          <table:table-cell office:value-type="string" calcext:value-type="string">
            <text:p>cross talk</text:p>
          </table:table-cell>
          <table:table-cell table:number-columns-repeated="17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více zářičů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45" calcext:value-type="float">
            <text:p>-45</text:p>
          </table:table-cell>
          <table:table-cell office:value-type="float" office:value="23" calcext:value-type="float">
            <text:p>23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58.49" calcext:value-type="float">
            <text:p>558,49</text:p>
          </table:table-cell>
          <table:table-cell office:value-type="float" office:value="22.58" calcext:value-type="float">
            <text:p>22,58</text:p>
          </table:table-cell>
          <table:table-cell office:value-type="float" office:value="601.911" calcext:value-type="float">
            <text:p>601,911</text:p>
          </table:table-cell>
          <table:table-cell office:value-type="float" office:value="24.39" calcext:value-type="float">
            <text:p>24,39</text:p>
          </table:table-cell>
          <table:table-cell office:value-type="float" office:value="330.428" calcext:value-type="float">
            <text:p>330,428</text:p>
          </table:table-cell>
          <table:table-cell office:value-type="float" office:value="65.61" calcext:value-type="float">
            <text:p>65,61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 office:value-type="float" office:value="-40" calcext:value-type="float">
            <text:p>-40</text:p>
          </table:table-cell>
          <table:table-cell office:value-type="float" office:value="67" calcext:value-type="float">
            <text:p>6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8" office:value-type="float" office:value="-5.67652" calcext:value-type="float">
            <text:p>-5,67652</text:p>
          </table:table-cell>
          <table:table-cell table:style-name="ce8" office:value-type="float" office:value="0.6098" calcext:value-type="float">
            <text:p>0,6098</text:p>
          </table:table-cell>
          <table:table-cell table:style-name="ce8" office:value-type="float" office:value="-25.6292" calcext:value-type="float">
            <text:p>-25,6292</text:p>
          </table:table-cell>
          <table:table-cell table:style-name="ce8" office:value-type="float" office:value="0.2324" calcext:value-type="float">
            <text:p>0,2324</text:p>
          </table:table-cell>
          <table:table-cell table:style-name="ce2" office:value-type="float" office:value="-8.44487" calcext:value-type="float">
            <text:p>-8,44487</text:p>
          </table:table-cell>
          <table:table-cell table:style-name="ce2" office:value-type="float" office:value="0.3372" calcext:value-type="float">
            <text:p>0,3372</text:p>
          </table:table-cell>
          <table:table-cell table:number-columns-repeated="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7" calcext:value-type="float">
            <text:p>37</text:p>
          </table:table-cell>
          <table:table-cell office:value-type="float" office:value="-35" calcext:value-type="float">
            <text:p>-35</text:p>
          </table:table-cell>
          <table:table-cell office:value-type="float" office:value="247" calcext:value-type="float">
            <text:p>247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5.5764" calcext:value-type="float">
            <text:p>95,5764</text:p>
          </table:table-cell>
          <table:table-cell office:value-type="float" office:value="8.723" calcext:value-type="float">
            <text:p>8,723</text:p>
          </table:table-cell>
          <table:table-cell office:value-type="float" office:value="82.42" calcext:value-type="float">
            <text:p>82,42</text:p>
          </table:table-cell>
          <table:table-cell office:value-type="float" office:value="4.98" calcext:value-type="float">
            <text:p>4,98</text:p>
          </table:table-cell>
          <table:table-cell office:value-type="float" office:value="99.7002" calcext:value-type="float">
            <text:p>99,7002</text:p>
          </table:table-cell>
          <table:table-cell office:value-type="float" office:value="41.09" calcext:value-type="float">
            <text:p>41,09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office:value-type="float" office:value="450" calcext:value-type="float">
            <text:p>450</text:p>
          </table:table-cell>
          <table:table-cell office:value-type="float" office:value="-20" calcext:value-type="float">
            <text:p>-2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22.139" calcext:value-type="float">
            <text:p>222,139</text:p>
          </table:table-cell>
          <table:table-cell office:value-type="float" office:value="29.19" calcext:value-type="float">
            <text:p>29,19</text:p>
          </table:table-cell>
          <table:table-cell office:value-type="float" office:value="359.975" calcext:value-type="float">
            <text:p>359,975</text:p>
          </table:table-cell>
          <table:table-cell office:value-type="float" office:value="19.92" calcext:value-type="float">
            <text:p>19,92</text:p>
          </table:table-cell>
          <table:table-cell office:value-type="float" office:value="553.318" calcext:value-type="float">
            <text:p>553,318</text:p>
          </table:table-cell>
          <table:table-cell office:value-type="float" office:value="68.88" calcext:value-type="float">
            <text:p>68,88</text:p>
          </table:table-cell>
          <table:table-cell table:number-columns-repeated="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61" calcext:value-type="float">
            <text:p>261</text:p>
          </table:table-cell>
          <table:table-cell office:value-type="float" office:value="-25" calcext:value-type="float">
            <text:p>-25</text:p>
          </table:table-cell>
          <table:table-cell office:value-type="float" office:value="631" calcext:value-type="float">
            <text:p>631</text:p>
          </table:table-cell>
          <table:table-cell office:value-type="float" office:value="-15" calcext:value-type="float">
            <text:p>-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E</text:p>
          </table:table-cell>
          <table:table-cell table:style-name="ce2" office:value-type="float" office:value="8.880838" calcext:value-type="float">
            <text:p>8,880838</text:p>
          </table:table-cell>
          <table:table-cell table:style-name="ce2" office:value-type="float" office:value="1.242" calcext:value-type="float">
            <text:p>1,242</text:p>
          </table:table-cell>
          <table:table-cell table:style-name="ce2" office:value-type="float" office:value="5.93176" calcext:value-type="float">
            <text:p>5,93176</text:p>
          </table:table-cell>
          <table:table-cell table:style-name="ce2" office:value-type="float" office:value="0.3145" calcext:value-type="float">
            <text:p>0,3145</text:p>
          </table:table-cell>
          <table:table-cell table:style-name="ce8" office:value-type="float" office:value="25.6058" calcext:value-type="float">
            <text:p>25,6058</text:p>
          </table:table-cell>
          <table:table-cell table:style-name="ce8" office:value-type="float" office:value="0.2205" calcext:value-type="float">
            <text:p>0,2205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91" calcext:value-type="float">
            <text:p>491</text:p>
          </table:table-cell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office:value-type="float" office:value="-10" calcext:value-type="float">
            <text:p>-1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8.2313" calcext:value-type="float">
            <text:p>78,2313</text:p>
          </table:table-cell>
          <table:table-cell office:value-type="float" office:value="14.26" calcext:value-type="float">
            <text:p>14,26</text:p>
          </table:table-cell>
          <table:table-cell office:value-type="float" office:value="74.5994" calcext:value-type="float">
            <text:p>74,5994</text:p>
          </table:table-cell>
          <table:table-cell office:value-type="float" office:value="6.528" calcext:value-type="float">
            <text:p>6,528</text:p>
          </table:table-cell>
          <table:table-cell office:value-type="float" office:value="99.5071" calcext:value-type="float">
            <text:p>99,5071</text:p>
          </table:table-cell>
          <table:table-cell office:value-type="float" office:value="23.06" calcext:value-type="float">
            <text:p>23,06</text:p>
          </table:table-cell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80" calcext:value-type="float">
            <text:p>580</text:p>
          </table:table-cell>
          <table:table-cell office:value-type="float" office:value="-15" calcext:value-type="float">
            <text:p>-15</text:p>
          </table:table-cell>
          <table:table-cell office:value-type="float" office:value="193" calcext:value-type="float">
            <text:p>193</text:p>
          </table:table-cell>
          <table:table-cell office:value-type="float" office:value="-5" calcext:value-type="float">
            <text:p>-5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3.658" calcext:value-type="float">
            <text:p>23,658</text:p>
          </table:table-cell>
          <table:table-cell office:value-type="float" office:value="1.648" calcext:value-type="float">
            <text:p>1,648</text:p>
          </table:table-cell>
          <table:table-cell office:value-type="float" office:value="15.5301" calcext:value-type="float">
            <text:p>15,5301</text:p>
          </table:table-cell>
          <table:table-cell office:value-type="float" office:value="3.181" calcext:value-type="float">
            <text:p>3,181</text:p>
          </table:table-cell>
          <table:table-cell office:value-type="float" office:value="35.902" calcext:value-type="float">
            <text:p>35,902</text:p>
          </table:table-cell>
          <table:table-cell office:value-type="float" office:value="71.8" calcext:value-type="float">
            <text:p>71,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-5" calcext:value-type="float">
            <text:p>-5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íky</text:p>
          </table:table-cell>
          <table:table-cell table:style-name="ce1" office:value-type="float" office:value="-5.7" calcext:value-type="float">
            <text:p>-5,7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-25.6" calcext:value-type="float">
            <text:p>-25,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-8.4" calcext:value-type="float">
            <text:p>-8,4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.9" calcext:value-type="float">
            <text:p>8,9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5.9" calcext:value-type="float">
            <text:p>5,9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25.6" calcext:value-type="float">
            <text:p>25,6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 table:number-rows-repeated="23">
          <table:table-cell table:number-columns-repeated="21"/>
        </table:table-row>
        <table:table-row table:style-name="ro1">
          <table:table-cell office:value-type="string" calcext:value-type="string">
            <text:p>velký</text:p>
          </table:table-cell>
          <table:table-cell office:value-type="string" calcext:value-type="string">
            <text:p>0-90</text:p>
          </table:table-cell>
          <table:table-cell table:number-columns-repeated="6"/>
          <table:table-cell office:value-type="string" calcext:value-type="string">
            <text:p>90-60</text:p>
          </table:table-cell>
          <table:table-cell table:number-columns-repeated="6"/>
          <table:table-cell office:value-type="string" calcext:value-type="string">
            <text:p>60-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5"/>
          <table:table-cell office:value-type="float" office:value="-90" calcext:value-type="float">
            <text:p>-9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píky</text:p>
          </table:table-cell>
          <table:table-cell table:style-name="ce2" office:value-type="float" office:value="8.880838" calcext:value-type="float">
            <text:p>8,880838</text:p>
          </table:table-cell>
          <table:table-cell table:style-name="ce2" office:value-type="float" office:value="1.242" calcext:value-type="float">
            <text:p>1,242</text:p>
          </table:table-cell>
          <table:table-cell/>
          <table:table-cell table:style-name="ce1" office:value-type="float" office:value="-25.6" calcext:value-type="float">
            <text:p>-25,6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string" calcext:value-type="string">
            <text:p>píky</text:p>
          </table:table-cell>
          <table:table-cell table:style-name="ce1" office:value-type="float" office:value="-25.6" calcext:value-type="float">
            <text:p>-25,6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table:style-name="ce1" office:value-type="float" office:value="25.6" calcext:value-type="float">
            <text:p>25,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íky</text:p>
          </table:table-cell>
          <table:table-cell table:style-name="ce1" office:value-type="float" office:value="25.6" calcext:value-type="float">
            <text:p>25,6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2" office:value-type="float" office:value="8.880838" calcext:value-type="float">
            <text:p>8,880838</text:p>
          </table:table-cell>
          <table:table-cell table:style-name="ce2" office:value-type="float" office:value="1.242" calcext:value-type="float">
            <text:p>1,242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a</text:p>
          </table:table-cell>
          <table:table-cell table:style-name="ce1" table:formula="of:=-[.C107]*COS(RADIANS([.F106]))" office:value-type="float" office:value="-15" calcext:value-type="float">
            <text:p>-15</text:p>
          </table:table-cell>
          <table:table-cell table:style-name="ce1" table:formula="of:=SQRT((-COS(RADIANS([.F106]))*[.D107])^2+([.C107]*SIN(RADIANS([.F106]))*RADIANS([.G106]))^2)" office:value-type="float" office:value="0.2" calcext:value-type="float">
            <text:p>0,2</text:p>
          </table:table-cell>
          <table:table-cell office:value-type="string" calcext:value-type="string">
            <text:p>xa</text:p>
          </table:table-cell>
          <table:table-cell table:style-name="ce1" table:formula="of:=-[.C107]*COS(RADIANS([.F107]))" office:value-type="float" office:value="-9.18485099360515E-016" calcext:value-type="float">
            <text:p>-9,18485099360515E-16</text:p>
          </table:table-cell>
          <table:table-cell table:style-name="ce1" table:formula="of:=SQRT((-COS(RADIANS([.F107]))*[.D107])^2+([.C107]*SIN(RADIANS([.F107]))*RADIANS([.G107]))^2)" office:value-type="float" office:value="0.0261799387799149" calcext:value-type="float">
            <text:p>0,026179938779915</text:p>
          </table:table-cell>
          <table:table-cell/>
          <table:table-cell office:value-type="string" calcext:value-type="string">
            <text:p>xa</text:p>
          </table:table-cell>
          <table:table-cell table:style-name="ce1" table:formula="of:=-[.J107]*COS(RADIANS([.M106]))" office:value-type="float" office:value="-9.18485099360515E-016" calcext:value-type="float">
            <text:p>-9,18485099360515E-16</text:p>
          </table:table-cell>
          <table:table-cell table:style-name="ce1" table:formula="of:=SQRT((-COS(RADIANS([.M106]))*[.K107])^2+([.J107]*SIN(RADIANS([.M106]))*RADIANS([.N106]))^2)" office:value-type="float" office:value="0.0261799387799149" calcext:value-type="float">
            <text:p>0,026179938779915</text:p>
          </table:table-cell>
          <table:table-cell office:value-type="string" calcext:value-type="string">
            <text:p>xa</text:p>
          </table:table-cell>
          <table:table-cell table:style-name="ce1" table:formula="of:=-[.J107]*COS(RADIANS([.M107]))" office:value-type="float" office:value="-7.5" calcext:value-type="float">
            <text:p>-7,5</text:p>
          </table:table-cell>
          <table:table-cell table:style-name="ce1" table:formula="of:=SQRT((-COS(RADIANS([.M107]))*[.K107])^2+([.J107]*SIN(RADIANS([.M107]))*RADIANS([.N107]))^2)" office:value-type="float" office:value="0.102538002203525" calcext:value-type="float">
            <text:p>0,102538002203525</text:p>
          </table:table-cell>
          <table:table-cell/>
          <table:table-cell office:value-type="string" calcext:value-type="string">
            <text:p>xa</text:p>
          </table:table-cell>
          <table:table-cell table:style-name="ce1" table:formula="of:=-[.Q107]*COS(RADIANS([.T106]))" office:value-type="float" office:value="-7.5" calcext:value-type="float">
            <text:p>-7,5</text:p>
          </table:table-cell>
          <table:table-cell table:style-name="ce1" table:formula="of:=SQRT((-COS(RADIANS([.T106]))*[.R107])^2+([.Q107]*SIN(RADIANS([.T106]))*RADIANS([.U106]))^2)" office:value-type="float" office:value="0.102538002203525" calcext:value-type="float">
            <text:p>0,102538002203525</text:p>
          </table:table-cell>
          <table:table-cell office:value-type="string" calcext:value-type="string">
            <text:p>xa</text:p>
          </table:table-cell>
          <table:table-cell table:style-name="ce1" table:formula="of:=-[.Q107]*COS(RADIANS([.T107]))" office:value-type="float" office:value="-15" calcext:value-type="float">
            <text:p>-15</text:p>
          </table:table-cell>
          <table:table-cell table:style-name="ce1" table:formula="of:=SQRT((-COS(RADIANS([.T107]))*[.R107])^2+([.Q107]*SIN(RADIANS([.T107]))*RADIANS([.U107]))^2)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xb</text:p>
          </table:table-cell>
          <table:table-cell table:style-name="ce1" table:formula="of:=[.C107]*COS(RADIANS([.C108]+[.F106]))" office:value-type="float" office:value="14.8201732778544" calcext:value-type="float">
            <text:p>14,8201732778544</text:p>
          </table:table-cell>
          <table:table-cell table:style-name="ce1" table:formula="of:=SQRT((-COS(RADIANS([.F106]+[.C108]))*[.D107])^2+([.C107]*SIN(RADIANS([.F106]+[.C108]))*RADIANS([.G106]+[.D108]))^2)" office:value-type="float" office:value="0.204911072593033" calcext:value-type="float">
            <text:p>0,204911072593033</text:p>
          </table:table-cell>
          <table:table-cell office:value-type="string" calcext:value-type="string">
            <text:p>xb</text:p>
          </table:table-cell>
          <table:table-cell table:style-name="ce1" table:formula="of:=[.C107]*COS(RADIANS([.F107]+[.F108]))" office:value-type="float" office:value="-6.48128623202973" calcext:value-type="float">
            <text:p>-6,48128623202973</text:p>
          </table:table-cell>
          <table:table-cell table:style-name="ce1" table:formula="of:=SQRT((-COS(RADIANS([.F106]+[.F108]))*[.D107])^2+([.C107]*SIN(RADIANS([.F106]+[.F108]))*RADIANS([.G106]+[.G108]))^2)" office:value-type="float" office:value="0.18353126146691" calcext:value-type="float">
            <text:p>0,18353126146691</text:p>
          </table:table-cell>
          <table:table-cell/>
          <table:table-cell office:value-type="string" calcext:value-type="string">
            <text:p>xb</text:p>
          </table:table-cell>
          <table:table-cell table:style-name="ce1" table:formula="of:=[.J107]*COS(RADIANS([.J108]+[.M106]))" office:value-type="float" office:value="-6.48128623202973" calcext:value-type="float">
            <text:p>-6,48128623202973</text:p>
          </table:table-cell>
          <table:table-cell table:style-name="ce1" table:formula="of:=SQRT((-COS(RADIANS([.M106]+[.J108]))*[.K107])^2+([.J107]*SIN(RADIANS([.M106]+[.J108]))*RADIANS([.N106]+[.K108]))^2)" office:value-type="float" office:value="0.111735306931362" calcext:value-type="float">
            <text:p>0,111735306931362</text:p>
          </table:table-cell>
          <table:table-cell office:value-type="string" calcext:value-type="string">
            <text:p>xb</text:p>
          </table:table-cell>
          <table:table-cell table:style-name="ce1" table:formula="of:=[.J107]*COS(RADIANS([.M107]+[.M108]))" office:value-type="float" office:value="1.15078542190228" calcext:value-type="float">
            <text:p>1,15078542190228</text:p>
          </table:table-cell>
          <table:table-cell table:style-name="ce1" table:formula="of:=SQRT((-COS(RADIANS([.M106]+[.M108]))*[.K107])^2+([.J107]*SIN(RADIANS([.M106]+[.M108]))*RADIANS([.N106]+[.N108]))^2)" office:value-type="float" office:value="0.111735306931362" calcext:value-type="float">
            <text:p>0,111735306931362</text:p>
          </table:table-cell>
          <table:table-cell/>
          <table:table-cell office:value-type="string" calcext:value-type="string">
            <text:p>xb</text:p>
          </table:table-cell>
          <table:table-cell table:style-name="ce1" table:formula="of:=[.Q107]*COS(RADIANS([.Q108]+[.T106]))" office:value-type="float" office:value="1.15078542190228" calcext:value-type="float">
            <text:p>1,15078542190228</text:p>
          </table:table-cell>
          <table:table-cell table:style-name="ce1" table:formula="of:=SQRT((-COS(RADIANS([.T106]+[.Q108]))*[.R107])^2+([.Q107]*SIN(RADIANS([.T106]+[.Q108]))*RADIANS([.U106]+[.R108]))^2)" office:value-type="float" office:value="0.0797974215813791" calcext:value-type="float">
            <text:p>0,079797421581379</text:p>
          </table:table-cell>
          <table:table-cell office:value-type="string" calcext:value-type="string">
            <text:p>xb</text:p>
          </table:table-cell>
          <table:table-cell table:style-name="ce1" table:formula="of:=[.Q107]*COS(RADIANS([.T107]+[.T108]))" office:value-type="float" office:value="14.8201732778544" calcext:value-type="float">
            <text:p>14,8201732778544</text:p>
          </table:table-cell>
          <table:table-cell table:style-name="ce1" table:formula="of:=SQRT((-COS(RADIANS([.T106]+[.T108]))*[.R107])^2+([.Q107]*SIN(RADIANS([.T106]+[.T108]))*RADIANS([.U106]+[.U108]))^2)" office:value-type="float" office:value="0.335565560546242" calcext:value-type="float">
            <text:p>0,335565560546242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table:style-name="ce1" table:formula="of:=-[.C107]*SIN(RADIANS([.F106]))" office:value-type="float" office:value="-0" calcext:value-type="float">
            <text:p>0</text:p>
          </table:table-cell>
          <table:table-cell table:style-name="ce1" table:formula="of:=SQRT((SIN(RADIANS([.F106]))*[.D107])^2+([.C107]*COS(RADIANS([.F106]))*RADIANS([.G106]))^2)" office:value-type="float" office:value="0.0261799387799149" calcext:value-type="float">
            <text:p>0,026179938779915</text:p>
          </table:table-cell>
          <table:table-cell office:value-type="string" calcext:value-type="string">
            <text:p>ya</text:p>
          </table:table-cell>
          <table:table-cell table:style-name="ce1" table:formula="of:=-[.C107]*SIN(RADIANS([.F107]))" office:value-type="float" office:value="15" calcext:value-type="float">
            <text:p>15</text:p>
          </table:table-cell>
          <table:table-cell table:style-name="ce1" table:formula="of:=SQRT((SIN(RADIANS([.F107]))*[.D107])^2+([.C107]*COS(RADIANS([.F107]))*RADIANS([.G107]))^2)" office:value-type="float" office:value="0.2" calcext:value-type="float">
            <text:p>0,2</text:p>
          </table:table-cell>
          <table:table-cell/>
          <table:table-cell office:value-type="string" calcext:value-type="string">
            <text:p>ya</text:p>
          </table:table-cell>
          <table:table-cell table:style-name="ce1" table:formula="of:=-[.J107]*SIN(RADIANS([.M106]))" office:value-type="float" office:value="15" calcext:value-type="float">
            <text:p>15</text:p>
          </table:table-cell>
          <table:table-cell table:style-name="ce1" table:formula="of:=SQRT((SIN(RADIANS([.M106]))*[.K107])^2+([.J107]*COS(RADIANS([.M106]))*RADIANS([.N106]))^2)" office:value-type="float" office:value="0.2" calcext:value-type="float">
            <text:p>0,2</text:p>
          </table:table-cell>
          <table:table-cell office:value-type="string" calcext:value-type="string">
            <text:p>ya</text:p>
          </table:table-cell>
          <table:table-cell table:style-name="ce1" table:formula="of:=-[.J107]*SIN(RADIANS([.M107]))" office:value-type="float" office:value="-12.9903810567666" calcext:value-type="float">
            <text:p>-12,9903810567666</text:p>
          </table:table-cell>
          <table:table-cell table:style-name="ce1" table:formula="of:=SQRT((SIN(RADIANS([.M107]))*[.K107])^2+([.J107]*COS(RADIANS([.M107]))*RADIANS([.N107]))^2)" office:value-type="float" office:value="0.173699013522328" calcext:value-type="float">
            <text:p>0,173699013522328</text:p>
          </table:table-cell>
          <table:table-cell/>
          <table:table-cell office:value-type="string" calcext:value-type="string">
            <text:p>ya</text:p>
          </table:table-cell>
          <table:table-cell table:style-name="ce1" table:formula="of:=-[.Q107]*SIN(RADIANS([.T106]))" office:value-type="float" office:value="-12.9903810567666" calcext:value-type="float">
            <text:p>-12,9903810567666</text:p>
          </table:table-cell>
          <table:table-cell table:style-name="ce1" table:formula="of:=SQRT((SIN(RADIANS([.T106]))*[.R107])^2+([.Q107]*COS(RADIANS([.T106]))*RADIANS([.U106]))^2)" office:value-type="float" office:value="0.173699013522328" calcext:value-type="float">
            <text:p>0,173699013522328</text:p>
          </table:table-cell>
          <table:table-cell office:value-type="string" calcext:value-type="string">
            <text:p>ya</text:p>
          </table:table-cell>
          <table:table-cell table:style-name="ce1" table:formula="of:=-[.Q107]*SIN(RADIANS([.T107]))" office:value-type="float" office:value="-0" calcext:value-type="float">
            <text:p>0</text:p>
          </table:table-cell>
          <table:table-cell table:style-name="ce1" table:formula="of:=SQRT((SIN(RADIANS([.T107]))*[.R107])^2+([.Q107]*COS(RADIANS([.T107]))*RADIANS([.U107]))^2)" office:value-type="float" office:value="0.0261799387799149" calcext:value-type="float">
            <text:p>0,02617993877991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table:style-name="ce1" table:formula="of:=[.C107]*SIN(RADIANS([.C108]+[.F106]))" office:value-type="float" office:value="2.31569946546841" calcext:value-type="float">
            <text:p>2,31569946546841</text:p>
          </table:table-cell>
          <table:table-cell table:style-name="ce1" table:formula="of:=SQRT((SIN(RADIANS([.F106]+[.C108]))*[.D107])^2+([.C107]*COS(RADIANS([.F106]))*RADIANS([.G106]+[.D108]))^2)" office:value-type="float" office:value="0.352688890479778" calcext:value-type="float">
            <text:p>0,352688890479778</text:p>
          </table:table-cell>
          <table:table-cell office:value-type="string" calcext:value-type="string">
            <text:p>yb</text:p>
          </table:table-cell>
          <table:table-cell table:style-name="ce1" table:formula="of:=[.C107]*SIN(RADIANS([.F107]+[.F108]))" office:value-type="float" office:value="-13.5274878960767" calcext:value-type="float">
            <text:p>-13,5274878960767</text:p>
          </table:table-cell>
          <table:table-cell table:style-name="ce1" table:formula="of:=SQRT((SIN(RADIANS([.F107]+[.F108]))*[.D107])^2+([.C107]*COS(RADIANS([.F107]+[.F108]))*RADIANS([.G107]+[.G108]))^2)" office:value-type="float" office:value="0.18353126146691" calcext:value-type="float">
            <text:p>0,18353126146691</text:p>
          </table:table-cell>
          <table:table-cell/>
          <table:table-cell office:value-type="string" calcext:value-type="string">
            <text:p>yb</text:p>
          </table:table-cell>
          <table:table-cell table:style-name="ce1" table:formula="of:=[.J107]*SIN(RADIANS([.J108]+[.M106]))" office:value-type="float" office:value="-13.5274878960767" calcext:value-type="float">
            <text:p>-13,5274878960767</text:p>
          </table:table-cell>
          <table:table-cell table:style-name="ce1" table:formula="of:=SQRT((SIN(RADIANS([.M106]+[.J108]))*[.K107])^2+([.J107]*COS(RADIANS([.M106]))*RADIANS([.N106]+[.K108]))^2)" office:value-type="float" office:value="0.180366505281023" calcext:value-type="float">
            <text:p>0,180366505281023</text:p>
          </table:table-cell>
          <table:table-cell office:value-type="string" calcext:value-type="string">
            <text:p>yb</text:p>
          </table:table-cell>
          <table:table-cell table:style-name="ce1" table:formula="of:=[.J107]*SIN(RADIANS([.M107]+[.M108]))" office:value-type="float" office:value="14.9557912834038" calcext:value-type="float">
            <text:p>14,9557912834038</text:p>
          </table:table-cell>
          <table:table-cell table:style-name="ce1" table:formula="of:=SQRT((SIN(RADIANS([.M107]+[.M108]))*[.K107])^2+([.J107]*COS(RADIANS([.M107]+[.M108]))*RADIANS([.N107]+[.N108]))^2)" office:value-type="float" office:value="0.199501564554378" calcext:value-type="float">
            <text:p>0,199501564554378</text:p>
          </table:table-cell>
          <table:table-cell/>
          <table:table-cell office:value-type="string" calcext:value-type="string">
            <text:p>yb</text:p>
          </table:table-cell>
          <table:table-cell table:style-name="ce1" table:formula="of:=[.Q107]*SIN(RADIANS([.Q108]+[.T106]))" office:value-type="float" office:value="14.9557912834038" calcext:value-type="float">
            <text:p>14,9557912834038</text:p>
          </table:table-cell>
          <table:table-cell table:style-name="ce1" table:formula="of:=SQRT((SIN(RADIANS([.T106]+[.Q108]))*[.R107])^2+([.Q107]*COS(RADIANS([.T106]))*RADIANS([.U106]+[.R108]))^2)" office:value-type="float" office:value="0.203240481490773" calcext:value-type="float">
            <text:p>0,203240481490773</text:p>
          </table:table-cell>
          <table:table-cell office:value-type="string" calcext:value-type="string">
            <text:p>yb</text:p>
          </table:table-cell>
          <table:table-cell table:style-name="ce1" table:formula="of:=[.Q107]*SIN(RADIANS([.T107]+[.T108]))" office:value-type="float" office:value="2.31569946546841" calcext:value-type="float">
            <text:p>2,31569946546841</text:p>
          </table:table-cell>
          <table:table-cell table:style-name="ce1" table:formula="of:=SQRT((SIN(RADIANS([.T107]+[.T108]))*[.R107])^2+([.Q107]*COS(RADIANS([.T107]+[.T108]))*RADIANS([.U107]+[.U108]))^2)" office:value-type="float" office:value="0.348493298157571" calcext:value-type="float">
            <text:p>0,348493298157571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1</text:p>
          </table:table-cell>
          <table:table-cell table:formula="of:=[.C113]-[.C112]" office:value-type="float" office:value="2.31569946546841" calcext:value-type="float">
            <text:p>2,31569946546841</text:p>
          </table:table-cell>
          <table:table-cell table:style-name="ce1" table:formula="of:=SQRT([.D112]^2+[.D113]^2)" office:value-type="float" office:value="0.353659218262973" calcext:value-type="float">
            <text:p>0,353659218262973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formula="of:=[.J113]-[.J112]" office:value-type="float" office:value="-28.5274878960767" calcext:value-type="float">
            <text:p>-28,5274878960767</text:p>
          </table:table-cell>
          <table:table-cell table:style-name="ce1" table:formula="of:=SQRT([.K112]^2+[.K113]^2)" office:value-type="float" office:value="0.269317797828679" calcext:value-type="float">
            <text:p>0,269317797828679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formula="of:=[.Q113]-[.Q112]" office:value-type="float" office:value="27.9461723401704" calcext:value-type="float">
            <text:p>27,9461723401704</text:p>
          </table:table-cell>
          <table:table-cell table:style-name="ce1" table:formula="of:=SQRT([.R112]^2+[.R113]^2)" office:value-type="float" office:value="0.267353774267788" calcext:value-type="float">
            <text:p>0,267353774267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table:formula="of:=-([.C111]-[.C110])" office:value-type="float" office:value="-29.8201732778544" calcext:value-type="float">
            <text:p>-29,8201732778544</text:p>
          </table:table-cell>
          <table:table-cell table:style-name="ce1" table:formula="of:=SQRT([.D110]^2+[.D111]^2)" office:value-type="float" office:value="0.286336423933853" calcext:value-type="float">
            <text:p>0,286336423933853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formula="of:=-([.J111]-[.J110])" office:value-type="float" office:value="6.48128623202973" calcext:value-type="float">
            <text:p>6,48128623202973</text:p>
          </table:table-cell>
          <table:table-cell table:style-name="ce1" table:formula="of:=SQRT([.K110]^2+[.K111]^2)" office:value-type="float" office:value="0.114761352421299" calcext:value-type="float">
            <text:p>0,114761352421299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formula="of:=-([.Q111]-[.Q110])" office:value-type="float" office:value="-8.65078542190228" calcext:value-type="float">
            <text:p>-8,65078542190228</text:p>
          </table:table-cell>
          <table:table-cell table:style-name="ce1" table:formula="of:=SQRT([.R110]^2+[.R111]^2)" office:value-type="float" office:value="0.129929482362266" calcext:value-type="float">
            <text:p>0,1299294823622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formula="of:=[.F113]-[.F112]" office:value-type="float" office:value="-28.5274878960767" calcext:value-type="float">
            <text:p>-28,5274878960767</text:p>
          </table:table-cell>
          <table:table-cell table:style-name="ce1" table:formula="of:=SQRT([.G112]^2+[.G113]^2)" office:value-type="float" office:value="0.271447460727919" calcext:value-type="float">
            <text:p>0,271447460727919</text:p>
          </table:table-cell>
          <table:table-cell table:number-columns-repeated="4"/>
          <table:table-cell office:value-type="string" calcext:value-type="string">
            <text:p>a21</text:p>
          </table:table-cell>
          <table:table-cell table:formula="of:=[.M113]-[.M112]" office:value-type="float" office:value="27.9461723401704" calcext:value-type="float">
            <text:p>27,9461723401704</text:p>
          </table:table-cell>
          <table:table-cell table:style-name="ce1" table:formula="of:=SQRT([.N112]^2+[.N113]^2)" office:value-type="float" office:value="0.264522629576894" calcext:value-type="float">
            <text:p>0,264522629576894</text:p>
          </table:table-cell>
          <table:table-cell table:number-columns-repeated="4"/>
          <table:table-cell office:value-type="string" calcext:value-type="string">
            <text:p>a21</text:p>
          </table:table-cell>
          <table:table-cell table:formula="of:=[.T113]-[.T112]" office:value-type="float" office:value="2.31569946546841" calcext:value-type="float">
            <text:p>2,31569946546841</text:p>
          </table:table-cell>
          <table:table-cell table:style-name="ce1" table:formula="of:=SQRT([.U112]^2+[.U113]^2)" office:value-type="float" office:value="0.349475275313235" calcext:value-type="float">
            <text:p>0,3494752753132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formula="of:=-([.F111]-[.F110])" office:value-type="float" office:value="6.48128623202973" calcext:value-type="float">
            <text:p>6,48128623202973</text:p>
          </table:table-cell>
          <table:table-cell table:style-name="ce1" table:formula="of:=SQRT([.G110]^2+[.G111]^2)" office:value-type="float" office:value="0.185389085790279" calcext:value-type="float">
            <text:p>0,185389085790279</text:p>
          </table:table-cell>
          <table:table-cell table:number-columns-repeated="4"/>
          <table:table-cell office:value-type="string" calcext:value-type="string">
            <text:p>a22</text:p>
          </table:table-cell>
          <table:table-cell table:formula="of:=-([.M111]-[.M110])" office:value-type="float" office:value="-8.65078542190228" calcext:value-type="float">
            <text:p>-8,65078542190228</text:p>
          </table:table-cell>
          <table:table-cell table:style-name="ce1" table:formula="of:=SQRT([.N110]^2+[.N111]^2)" office:value-type="float" office:value="0.151653620830284" calcext:value-type="float">
            <text:p>0,151653620830284</text:p>
          </table:table-cell>
          <table:table-cell table:number-columns-repeated="4"/>
          <table:table-cell office:value-type="string" calcext:value-type="string">
            <text:p>a22</text:p>
          </table:table-cell>
          <table:table-cell table:formula="of:=-([.T111]-[.T110])" office:value-type="float" office:value="-29.8201732778544" calcext:value-type="float">
            <text:p>-29,8201732778544</text:p>
          </table:table-cell>
          <table:table-cell table:style-name="ce1" table:formula="of:=SQRT([.U110]^2+[.U111]^2)" office:value-type="float" office:value="0.390645933582718" calcext:value-type="float">
            <text:p>0,3906459335827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formula="of:=[.C115]*[.C110]+[.C116]*[.C112]" office:value-type="float" office:value="-34.7354919820262" calcext:value-type="float">
            <text:p>-34,7354919820262</text:p>
          </table:table-cell>
          <table:table-cell table:style-name="ce1" table:formula="of:=SQRT(([.C115]*[.D110])^2+([.C110]*[.D115])^2+([.C116]*[.D112])^2+([.C112]*[.D116])^2)" office:value-type="float" office:value="5.38198992204732" calcext:value-type="float">
            <text:p>5,38198992204732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formula="of:=[.J115]*[.J110]+[.J116]*[.J112]" office:value-type="float" office:value="97.219293480446" calcext:value-type="float">
            <text:p>97,219293480446</text:p>
          </table:table-cell>
          <table:table-cell table:style-name="ce1" table:formula="of:=SQRT(([.J115]*[.K110])^2+([.J110]*[.K115])^2+([.J116]*[.K112])^2+([.J112]*[.K116])^2)" office:value-type="float" office:value="2.28064736792578" calcext:value-type="float">
            <text:p>2,28064736792578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formula="of:=[.Q115]*[.Q110]+[.Q116]*[.Q112]" office:value-type="float" office:value="-97.219293480446" calcext:value-type="float">
            <text:p>-97,219293480446</text:p>
          </table:table-cell>
          <table:table-cell table:style-name="ce1" table:formula="of:=SQRT(([.Q115]*[.R110])^2+([.Q110]*[.R115])^2+([.Q116]*[.R112])^2+([.Q112]*[.R116])^2)" office:value-type="float" office:value="4.16397329425295" calcext:value-type="float">
            <text:p>4,163973294252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formula="of:=[.C117]*[.F110]+[.C118]*[.F112]" office:value-type="float" office:value="97.219293480446" calcext:value-type="float">
            <text:p>97,219293480446</text:p>
          </table:table-cell>
          <table:table-cell table:style-name="ce1" table:formula="of:=SQRT(([.C117]*[.G110])^2+([.D117]*[.F110])^2+([.C118]*[.G112])^2+([.G112]*[.C118])^2)" office:value-type="float" office:value="1.97948161485133" calcext:value-type="float">
            <text:p>1,97948161485133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formula="of:=[.J117]*[.M110]+[.J118]*[.M112]" office:value-type="float" office:value="-97.219293480446" calcext:value-type="float">
            <text:p>-97,219293480446</text:p>
          </table:table-cell>
          <table:table-cell table:style-name="ce1" table:formula="of:=SQRT(([.J117]*[.N110])^2+([.K117]*[.M110])^2+([.J118]*[.N112])^2+([.N112]*[.J118])^2)" office:value-type="float" office:value="4.08204544432912" calcext:value-type="float">
            <text:p>4,08204544432912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formula="of:=[.Q117]*[.T110]+[.Q118]*[.T112]" office:value-type="float" office:value="-34.7354919820262" calcext:value-type="float">
            <text:p>-34,7354919820262</text:p>
          </table:table-cell>
          <table:table-cell table:style-name="ce1" table:formula="of:=SQRT(([.Q117]*[.U110])^2+([.R117]*[.T110])^2+([.Q118]*[.U112])^2+([.U112]*[.Q118])^2)" office:value-type="float" office:value="5.37711549958035" calcext:value-type="float">
            <text:p>5,377115499580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115]*[.C118]-[.C116]*[.C117]" office:value-type="float" office:value="-835.685921179842" calcext:value-type="float">
            <text:p>-835,685921179842</text:p>
          </table:table-cell>
          <table:table-cell table:formula="of:=SQRT(([.C115]*[.D118])^2+([.C118]*[.D115])^2+([.C116]*[.D117])^2+([.C117]*[.D116])^2)" office:value-type="float" office:value="11.7339152622414" calcext:value-type="float">
            <text:p>11,7339152622414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J115]*[.J118]-[.J116]*[.J117]" office:value-type="float" office:value="65.6580343885979" calcext:value-type="float">
            <text:p>65,6580343885979</text:p>
          </table:table-cell>
          <table:table-cell table:formula="of:=SQRT(([.J115]*[.K118])^2+([.J118]*[.K115])^2+([.J116]*[.K117])^2+([.J117]*[.K116])^2)" office:value-type="float" office:value="6.11309574969551" calcext:value-type="float">
            <text:p>6,1130957496955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Q115]*[.Q118]-[.Q116]*[.Q117]" office:value-type="float" office:value="-813.327082459281" calcext:value-type="float">
            <text:p>-813,327082459281</text:p>
          </table:table-cell>
          <table:table-cell table:formula="of:=SQRT(([.Q115]*[.R118])^2+([.Q118]*[.R115])^2+([.Q116]*[.R117])^2+([.Q117]*[.R116])^2)" office:value-type="float" office:value="13.8554674172511" calcext:value-type="float">
            <text:p>13,85546741725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table:formula="of:=([.C119]*[.C118]-[.C120]*[.C116])/([.C115]*[.C118]-[.C116]*[.C117])" office:value-type="float" office:value="-3.19972545165823" calcext:value-type="float">
            <text:p>-3,19972545165823</text:p>
          </table:table-cell>
          <table:table-cell table:style-name="ce8" table:formula="of:=-1/[.C121]*SQRT(([.C118]*[.D119])^2+([.D118]*[.C119])^2+([.C116]*[.D120])^2+([.C120]*[.D116])^2+([.C122]*[.D121])^2)" office:value-type="float" office:value="0.0995943927320832" calcext:value-type="float">
            <text:p>0,09959439273208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8" table:formula="of:=([.J119]*[.J118]-[.J120]*[.J116])/([.J115]*[.J118]-[.J116]*[.J117])" office:value-type="float" office:value="-3.21235901150335" calcext:value-type="float">
            <text:p>-3,21235901150335</text:p>
          </table:table-cell>
          <table:table-cell table:style-name="ce8" table:formula="of:=1/[.J121]*SQRT(([.J118]*[.K119])^2+([.K118]*[.J119])^2+([.J116]*[.K120])^2+([.J120]*[.K116])^2+([.J122]*[.K121])^2)" office:value-type="float" office:value="0.649163127198697" calcext:value-type="float">
            <text:p>0,64916312719869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8" table:formula="of:=([.Q119]*[.Q118]-[.Q120]*[.Q116])/([.Q115]*[.Q118]-[.Q116]*[.Q117])" office:value-type="float" office:value="-3.19503302658911" calcext:value-type="float">
            <text:p>-3,19503302658911</text:p>
          </table:table-cell>
          <table:table-cell table:style-name="ce8" table:formula="of:=-1/[.Q121]*SQRT(([.Q118]*[.R119])^2+([.R118]*[.Q119])^2+([.Q116]*[.R120])^2+([.Q120]*[.R116])^2+([.Q122]*[.R121])^2)" office:value-type="float" office:value="0.178193082421005" calcext:value-type="float">
            <text:p>0,178193082421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8" table:formula="of:=([.C120]*[.C115]-[.C119]*[.C117])/([.C115]*[.C118]-[.C116]*[.C117])" office:value-type="float" office:value="0.916355824272449" calcext:value-type="float">
            <text:p>0,916355824272449</text:p>
          </table:table-cell>
          <table:table-cell table:style-name="ce8" table:formula="of:=-1/[.C121]*SQRT(([.C115]*[.D120])^2+([.C120]*[.D115])^2+([.C117]*[.D119])^2+([.C119]*[.D117])^2+([.C123]*[.D121])^2)" office:value-type="float" office:value="0.189129005853917" calcext:value-type="float">
            <text:p>0,189129005853917</text:p>
          </table:table-cell>
          <table:table-cell/>
          <table:table-cell office:value-type="string" calcext:value-type="string">
            <text:p>7,6,4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8" table:formula="of:=([.J120]*[.J115]-[.J119]*[.J117])/([.J115]*[.J118]-[.J116]*[.J117])" office:value-type="float" office:value="0.860749002931181" calcext:value-type="float">
            <text:p>0,860749002931181</text:p>
          </table:table-cell>
          <table:table-cell table:style-name="ce8" table:formula="of:=1/[.J121]*SQRT(([.J115]*[.K120])^2+([.J120]*[.K115])^2+([.J117]*[.K119])^2+([.J119]*[.K117])^2+([.J123]*[.K121])^2)" office:value-type="float" office:value="2.09923131848813" calcext:value-type="float">
            <text:p>2,0992313184881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style-name="ce8" table:formula="of:=([.Q120]*[.Q115]-[.Q119]*[.Q117])/([.Q115]*[.Q118]-[.Q116]*[.Q117])" office:value-type="float" office:value="0.916720216729967" calcext:value-type="float">
            <text:p>0,916720216729967</text:p>
          </table:table-cell>
          <table:table-cell table:style-name="ce8" table:formula="of:=-1/[.Q121]*SQRT(([.Q115]*[.R120])^2+([.Q120]*[.R115])^2+([.Q117]*[.R119])^2+([.Q119]*[.R117])^2+([.Q123]*[.R121])^2)" office:value-type="float" office:value="0.190777058955925" calcext:value-type="float">
            <text:p>0,1907770589559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" calcext:value-type="float">
            <text:p>3,4</text:p>
          </table:table-cell>
          <table:table-cell table:number-columns-repeated="2"/>
          <table:table-cell office:value-type="string" calcext:value-type="string">
            <text:p>3,5,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lý</text:p>
          </table:table-cell>
          <table:table-cell office:value-type="string" calcext:value-type="string">
            <text:p>0-90</text:p>
          </table:table-cell>
          <table:table-cell table:number-columns-repeated="6"/>
          <table:table-cell office:value-type="string" calcext:value-type="string">
            <text:p>90-60</text:p>
          </table:table-cell>
          <table:table-cell table:number-columns-repeated="6"/>
          <table:table-cell office:value-type="string" calcext:value-type="string">
            <text:p>60-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5"/>
          <table:table-cell office:value-type="float" office:value="-90" calcext:value-type="float">
            <text:p>-9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píky</text:p>
          </table:table-cell>
          <table:table-cell table:style-name="ce8" office:value-type="float" office:value="-5.67652" calcext:value-type="float">
            <text:p>-5,67652</text:p>
          </table:table-cell>
          <table:table-cell table:style-name="ce8" office:value-type="float" office:value="0.6098" calcext:value-type="float">
            <text:p>0,6098</text:p>
          </table:table-cell>
          <table:table-cell/>
          <table:table-cell table:style-name="ce1" office:value-type="float" office:value="5.9" calcext:value-type="float">
            <text:p>5,9</text:p>
          </table:table-cell>
          <table:table-cell table:style-name="ce1" office:value-type="float" office:value="0.3" calcext:value-type="float">
            <text:p>0,3</text:p>
          </table:table-cell>
          <table:table-cell/>
          <table:table-cell office:value-type="string" calcext:value-type="string">
            <text:p>píky</text:p>
          </table:table-cell>
          <table:table-cell table:style-name="ce1" office:value-type="float" office:value="5.9" calcext:value-type="float">
            <text:p>5,9</text:p>
          </table:table-cell>
          <table:table-cell table:style-name="ce1" office:value-type="float" office:value="0.3" calcext:value-type="float">
            <text:p>0,3</text:p>
          </table:table-cell>
          <table:table-cell/>
          <table:table-cell table:style-name="ce1" office:value-type="float" office:value="-8.44487" calcext:value-type="float">
            <text:p>-8,44487</text:p>
          </table:table-cell>
          <table:table-cell table:style-name="ce1" office:value-type="float" office:value="0.3372" calcext:value-type="float">
            <text:p>0,3372</text:p>
          </table:table-cell>
          <table:table-cell/>
          <table:table-cell office:value-type="string" calcext:value-type="string">
            <text:p>píky</text:p>
          </table:table-cell>
          <table:table-cell table:style-name="ce1" office:value-type="float" office:value="-8.44487" calcext:value-type="float">
            <text:p>-8,44487</text:p>
          </table:table-cell>
          <table:table-cell table:style-name="ce1" office:value-type="float" office:value="0.3372" calcext:value-type="float">
            <text:p>0,3372</text:p>
          </table:table-cell>
          <table:table-cell/>
          <table:table-cell table:style-name="ce8" office:value-type="float" office:value="-5.67652" calcext:value-type="float">
            <text:p>-5,67652</text:p>
          </table:table-cell>
          <table:table-cell table:style-name="ce8" office:value-type="float" office:value="0.6098" calcext:value-type="float">
            <text:p>0,6098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a</text:p>
          </table:table-cell>
          <table:table-cell table:style-name="ce1" table:formula="of:=-[.C128]*COS(RADIANS([.F127]))" office:value-type="float" office:value="-15" calcext:value-type="float">
            <text:p>-15</text:p>
          </table:table-cell>
          <table:table-cell table:style-name="ce1" table:formula="of:=SQRT((-COS(RADIANS([.F127]))*[.D128])^2+([.C128]*SIN(RADIANS([.F127]))*RADIANS([.G127]))^2)" office:value-type="float" office:value="0.2" calcext:value-type="float">
            <text:p>0,2</text:p>
          </table:table-cell>
          <table:table-cell office:value-type="string" calcext:value-type="string">
            <text:p>xa</text:p>
          </table:table-cell>
          <table:table-cell table:style-name="ce1" table:formula="of:=-[.C128]*COS(RADIANS([.F128]))" office:value-type="float" office:value="-9.18485099360515E-016" calcext:value-type="float">
            <text:p>-9,18485099360515E-16</text:p>
          </table:table-cell>
          <table:table-cell table:style-name="ce1" table:formula="of:=SQRT((-COS(RADIANS([.F128]))*[.D128])^2+([.C128]*SIN(RADIANS([.F128]))*RADIANS([.G128]))^2)" office:value-type="float" office:value="0.0261799387799149" calcext:value-type="float">
            <text:p>0,026179938779915</text:p>
          </table:table-cell>
          <table:table-cell/>
          <table:table-cell office:value-type="string" calcext:value-type="string">
            <text:p>xa</text:p>
          </table:table-cell>
          <table:table-cell table:style-name="ce1" table:formula="of:=-[.J128]*COS(RADIANS([.M127]))" office:value-type="float" office:value="-9.18485099360515E-016" calcext:value-type="float">
            <text:p>-9,18485099360515E-16</text:p>
          </table:table-cell>
          <table:table-cell table:style-name="ce1" table:formula="of:=SQRT((-COS(RADIANS([.M127]))*[.K128])^2+([.J128]*SIN(RADIANS([.M127]))*RADIANS([.N127]))^2)" office:value-type="float" office:value="0.0261799387799149" calcext:value-type="float">
            <text:p>0,026179938779915</text:p>
          </table:table-cell>
          <table:table-cell office:value-type="string" calcext:value-type="string">
            <text:p>xa</text:p>
          </table:table-cell>
          <table:table-cell table:style-name="ce1" table:formula="of:=-[.J128]*COS(RADIANS([.M128]))" office:value-type="float" office:value="-7.5" calcext:value-type="float">
            <text:p>-7,5</text:p>
          </table:table-cell>
          <table:table-cell table:style-name="ce1" table:formula="of:=SQRT((-COS(RADIANS([.M128]))*[.K128])^2+([.J128]*SIN(RADIANS([.M128]))*RADIANS([.N128]))^2)" office:value-type="float" office:value="0.102538002203525" calcext:value-type="float">
            <text:p>0,102538002203525</text:p>
          </table:table-cell>
          <table:table-cell/>
          <table:table-cell office:value-type="string" calcext:value-type="string">
            <text:p>xa</text:p>
          </table:table-cell>
          <table:table-cell table:style-name="ce1" table:formula="of:=-[.Q128]*COS(RADIANS([.T127]))" office:value-type="float" office:value="-7.5" calcext:value-type="float">
            <text:p>-7,5</text:p>
          </table:table-cell>
          <table:table-cell table:style-name="ce1" table:formula="of:=SQRT((-COS(RADIANS([.T127]))*[.R128])^2+([.Q128]*SIN(RADIANS([.T127]))*RADIANS([.U127]))^2)" office:value-type="float" office:value="0.102538002203525" calcext:value-type="float">
            <text:p>0,102538002203525</text:p>
          </table:table-cell>
          <table:table-cell office:value-type="string" calcext:value-type="string">
            <text:p>xa</text:p>
          </table:table-cell>
          <table:table-cell table:style-name="ce1" table:formula="of:=-[.Q128]*COS(RADIANS([.T128]))" office:value-type="float" office:value="-15" calcext:value-type="float">
            <text:p>-15</text:p>
          </table:table-cell>
          <table:table-cell table:style-name="ce1" table:formula="of:=SQRT((-COS(RADIANS([.T128]))*[.R128])^2+([.Q128]*SIN(RADIANS([.T128]))*RADIANS([.U128]))^2)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xb</text:p>
          </table:table-cell>
          <table:table-cell table:style-name="ce1" table:formula="of:=[.C128]*COS(RADIANS([.C129]+[.F127]))" office:value-type="float" office:value="14.9264428195189" calcext:value-type="float">
            <text:p>14,9264428195189</text:p>
          </table:table-cell>
          <table:table-cell table:style-name="ce1" table:formula="of:=SQRT((-COS(RADIANS([.F127]+[.C129]))*[.D128])^2+([.C128]*SIN(RADIANS([.F127]+[.C129]))*RADIANS([.G127]+[.D129]))^2)" office:value-type="float" office:value="0.199866189455354" calcext:value-type="float">
            <text:p>0,199866189455354</text:p>
          </table:table-cell>
          <table:table-cell office:value-type="string" calcext:value-type="string">
            <text:p>xb</text:p>
          </table:table-cell>
          <table:table-cell table:style-name="ce1" table:formula="of:=[.C128]*COS(RADIANS([.F128]+[.F129]))" office:value-type="float" office:value="1.5418880518087" calcext:value-type="float">
            <text:p>1,5418880518087</text:p>
          </table:table-cell>
          <table:table-cell table:style-name="ce1" table:formula="of:=SQRT((-COS(RADIANS([.F127]+[.F129]))*[.D128])^2+([.C128]*SIN(RADIANS([.F127]+[.F129]))*RADIANS([.G127]+[.G129]))^2)" office:value-type="float" office:value="0.199231574511651" calcext:value-type="float">
            <text:p>0,199231574511651</text:p>
          </table:table-cell>
          <table:table-cell/>
          <table:table-cell office:value-type="string" calcext:value-type="string">
            <text:p>xb</text:p>
          </table:table-cell>
          <table:table-cell table:style-name="ce1" table:formula="of:=[.J128]*COS(RADIANS([.J129]+[.M127]))" office:value-type="float" office:value="1.5418880518087" calcext:value-type="float">
            <text:p>1,5418880518087</text:p>
          </table:table-cell>
          <table:table-cell table:style-name="ce1" table:formula="of:=SQRT((-COS(RADIANS([.M127]+[.J129]))*[.K128])^2+([.J128]*SIN(RADIANS([.M127]+[.J129]))*RADIANS([.N127]+[.K129]))^2)" office:value-type="float" office:value="0.106174417021851" calcext:value-type="float">
            <text:p>0,106174417021851</text:p>
          </table:table-cell>
          <table:table-cell office:value-type="string" calcext:value-type="string">
            <text:p>xb</text:p>
          </table:table-cell>
          <table:table-cell table:style-name="ce1" table:formula="of:=[.J128]*COS(RADIANS([.M128]+[.M129]))" office:value-type="float" office:value="9.32641984501937" calcext:value-type="float">
            <text:p>9,32641984501937</text:p>
          </table:table-cell>
          <table:table-cell table:style-name="ce1" table:formula="of:=SQRT((-COS(RADIANS([.M127]+[.M129]))*[.K128])^2+([.J128]*SIN(RADIANS([.M127]+[.M129]))*RADIANS([.N127]+[.N129]))^2)" office:value-type="float" office:value="0.116965518469218" calcext:value-type="float">
            <text:p>0,116965518469218</text:p>
          </table:table-cell>
          <table:table-cell/>
          <table:table-cell office:value-type="string" calcext:value-type="string">
            <text:p>xb</text:p>
          </table:table-cell>
          <table:table-cell table:style-name="ce1" table:formula="of:=[.Q128]*COS(RADIANS([.Q129]+[.T127]))" office:value-type="float" office:value="9.32641984501937" calcext:value-type="float">
            <text:p>9,32641984501937</text:p>
          </table:table-cell>
          <table:table-cell table:style-name="ce1" table:formula="of:=SQRT((-COS(RADIANS([.T127]+[.Q129]))*[.R128])^2+([.Q128]*SIN(RADIANS([.T127]+[.Q129]))*RADIANS([.U127]+[.R129]))^2)" office:value-type="float" office:value="0.153296053828135" calcext:value-type="float">
            <text:p>0,153296053828135</text:p>
          </table:table-cell>
          <table:table-cell office:value-type="string" calcext:value-type="string">
            <text:p>xb</text:p>
          </table:table-cell>
          <table:table-cell table:style-name="ce1" table:formula="of:=[.Q128]*COS(RADIANS([.T128]+[.T129]))" office:value-type="float" office:value="14.9264428195189" calcext:value-type="float">
            <text:p>14,9264428195189</text:p>
          </table:table-cell>
          <table:table-cell table:style-name="ce1" table:formula="of:=SQRT((-COS(RADIANS([.T127]+[.T129]))*[.R128])^2+([.Q128]*SIN(RADIANS([.T127]+[.T129]))*RADIANS([.U127]+[.U129]))^2)" office:value-type="float" office:value="0.190764741287401" calcext:value-type="float">
            <text:p>0,190764741287401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table:style-name="ce1" table:formula="of:=-[.C128]*SIN(RADIANS([.F127]))" office:value-type="float" office:value="-0" calcext:value-type="float">
            <text:p>0</text:p>
          </table:table-cell>
          <table:table-cell table:style-name="ce1" table:formula="of:=SQRT((SIN(RADIANS([.F127]))*[.D128])^2+([.C128]*COS(RADIANS([.F127]))*RADIANS([.G127]))^2)" office:value-type="float" office:value="0.0261799387799149" calcext:value-type="float">
            <text:p>0,026179938779915</text:p>
          </table:table-cell>
          <table:table-cell office:value-type="string" calcext:value-type="string">
            <text:p>ya</text:p>
          </table:table-cell>
          <table:table-cell table:style-name="ce1" table:formula="of:=-[.C128]*SIN(RADIANS([.F128]))" office:value-type="float" office:value="15" calcext:value-type="float">
            <text:p>15</text:p>
          </table:table-cell>
          <table:table-cell table:style-name="ce1" table:formula="of:=SQRT((SIN(RADIANS([.F128]))*[.D128])^2+([.C128]*COS(RADIANS([.F128]))*RADIANS([.G128]))^2)" office:value-type="float" office:value="0.2" calcext:value-type="float">
            <text:p>0,2</text:p>
          </table:table-cell>
          <table:table-cell/>
          <table:table-cell office:value-type="string" calcext:value-type="string">
            <text:p>ya</text:p>
          </table:table-cell>
          <table:table-cell table:style-name="ce1" table:formula="of:=-[.J128]*SIN(RADIANS([.M127]))" office:value-type="float" office:value="15" calcext:value-type="float">
            <text:p>15</text:p>
          </table:table-cell>
          <table:table-cell table:style-name="ce1" table:formula="of:=SQRT((SIN(RADIANS([.M127]))*[.K128])^2+([.J128]*COS(RADIANS([.M127]))*RADIANS([.N127]))^2)" office:value-type="float" office:value="0.2" calcext:value-type="float">
            <text:p>0,2</text:p>
          </table:table-cell>
          <table:table-cell office:value-type="string" calcext:value-type="string">
            <text:p>ya</text:p>
          </table:table-cell>
          <table:table-cell table:style-name="ce1" table:formula="of:=-[.J128]*SIN(RADIANS([.M128]))" office:value-type="float" office:value="-12.9903810567666" calcext:value-type="float">
            <text:p>-12,9903810567666</text:p>
          </table:table-cell>
          <table:table-cell table:style-name="ce1" table:formula="of:=SQRT((SIN(RADIANS([.M128]))*[.K128])^2+([.J128]*COS(RADIANS([.M128]))*RADIANS([.N128]))^2)" office:value-type="float" office:value="0.173699013522328" calcext:value-type="float">
            <text:p>0,173699013522328</text:p>
          </table:table-cell>
          <table:table-cell/>
          <table:table-cell office:value-type="string" calcext:value-type="string">
            <text:p>ya</text:p>
          </table:table-cell>
          <table:table-cell table:style-name="ce1" table:formula="of:=-[.Q128]*SIN(RADIANS([.T127]))" office:value-type="float" office:value="-12.9903810567666" calcext:value-type="float">
            <text:p>-12,9903810567666</text:p>
          </table:table-cell>
          <table:table-cell table:style-name="ce1" table:formula="of:=SQRT((SIN(RADIANS([.T127]))*[.R128])^2+([.Q128]*COS(RADIANS([.T127]))*RADIANS([.U127]))^2)" office:value-type="float" office:value="0.173699013522328" calcext:value-type="float">
            <text:p>0,173699013522328</text:p>
          </table:table-cell>
          <table:table-cell office:value-type="string" calcext:value-type="string">
            <text:p>ya</text:p>
          </table:table-cell>
          <table:table-cell table:style-name="ce1" table:formula="of:=-[.Q128]*SIN(RADIANS([.T128]))" office:value-type="float" office:value="-0" calcext:value-type="float">
            <text:p>0</text:p>
          </table:table-cell>
          <table:table-cell table:style-name="ce1" table:formula="of:=SQRT((SIN(RADIANS([.T128]))*[.R128])^2+([.Q128]*COS(RADIANS([.T128]))*RADIANS([.U128]))^2)" office:value-type="float" office:value="0.0261799387799149" calcext:value-type="float">
            <text:p>0,026179938779915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table:style-name="ce1" table:formula="of:=[.C128]*SIN(RADIANS([.C129]+[.F127]))" office:value-type="float" office:value="-1.48367946525982" calcext:value-type="float">
            <text:p>-1,48367946525982</text:p>
          </table:table-cell>
          <table:table-cell table:style-name="ce1" table:formula="of:=SQRT((SIN(RADIANS([.F127]+[.C129]))*[.D128])^2+([.C128]*COS(RADIANS([.F127]))*RADIANS([.G127]+[.D129]))^2)" office:value-type="float" office:value="0.186875225891124" calcext:value-type="float">
            <text:p>0,186875225891124</text:p>
          </table:table-cell>
          <table:table-cell office:value-type="string" calcext:value-type="string">
            <text:p>yb</text:p>
          </table:table-cell>
          <table:table-cell table:style-name="ce1" table:formula="of:=[.C128]*SIN(RADIANS([.F128]+[.F129]))" office:value-type="float" office:value="-14.9205422567576" calcext:value-type="float">
            <text:p>-14,9205422567576</text:p>
          </table:table-cell>
          <table:table-cell table:style-name="ce1" table:formula="of:=SQRT((SIN(RADIANS([.F128]+[.F129]))*[.D128])^2+([.C128]*COS(RADIANS([.F128]+[.F129]))*RADIANS([.G128]+[.G129]))^2)" office:value-type="float" office:value="0.199231574511651" calcext:value-type="float">
            <text:p>0,199231574511651</text:p>
          </table:table-cell>
          <table:table-cell/>
          <table:table-cell office:value-type="string" calcext:value-type="string">
            <text:p>yb</text:p>
          </table:table-cell>
          <table:table-cell table:style-name="ce1" table:formula="of:=[.J128]*SIN(RADIANS([.J129]+[.M127]))" office:value-type="float" office:value="-14.9205422567576" calcext:value-type="float">
            <text:p>-14,9205422567576</text:p>
          </table:table-cell>
          <table:table-cell table:style-name="ce1" table:formula="of:=SQRT((SIN(RADIANS([.M127]+[.J129]))*[.K128])^2+([.J128]*COS(RADIANS([.M127]))*RADIANS([.N127]+[.K129]))^2)" office:value-type="float" office:value="0.198940563423435" calcext:value-type="float">
            <text:p>0,198940563423435</text:p>
          </table:table-cell>
          <table:table-cell office:value-type="string" calcext:value-type="string">
            <text:p>yb</text:p>
          </table:table-cell>
          <table:table-cell table:style-name="ce1" table:formula="of:=[.J128]*SIN(RADIANS([.M128]+[.M129]))" office:value-type="float" office:value="11.7481016710969" calcext:value-type="float">
            <text:p>11,7481016710969</text:p>
          </table:table-cell>
          <table:table-cell table:style-name="ce1" table:formula="of:=SQRT((SIN(RADIANS([.M128]+[.M129]))*[.K128])^2+([.J128]*COS(RADIANS([.M128]+[.M129]))*RADIANS([.N128]+[.N129]))^2)" office:value-type="float" office:value="0.172049737384948" calcext:value-type="float">
            <text:p>0,172049737384948</text:p>
          </table:table-cell>
          <table:table-cell/>
          <table:table-cell office:value-type="string" calcext:value-type="string">
            <text:p>yb</text:p>
          </table:table-cell>
          <table:table-cell table:style-name="ce1" table:formula="of:=[.Q128]*SIN(RADIANS([.Q129]+[.T127]))" office:value-type="float" office:value="11.7481016710969" calcext:value-type="float">
            <text:p>11,7481016710969</text:p>
          </table:table-cell>
          <table:table-cell table:style-name="ce1" table:formula="of:=SQRT((SIN(RADIANS([.T127]+[.Q129]))*[.R128])^2+([.Q128]*COS(RADIANS([.T127]))*RADIANS([.U127]+[.R129]))^2)" office:value-type="float" office:value="0.166768439316809" calcext:value-type="float">
            <text:p>0,166768439316809</text:p>
          </table:table-cell>
          <table:table-cell office:value-type="string" calcext:value-type="string">
            <text:p>yb</text:p>
          </table:table-cell>
          <table:table-cell table:style-name="ce1" table:formula="of:=[.Q128]*SIN(RADIANS([.T128]+[.T129]))" office:value-type="float" office:value="-1.48367946525982" calcext:value-type="float">
            <text:p>-1,48367946525982</text:p>
          </table:table-cell>
          <table:table-cell table:style-name="ce1" table:formula="of:=SQRT((SIN(RADIANS([.T128]+[.T129]))*[.R128])^2+([.Q128]*COS(RADIANS([.T128]+[.T129]))*RADIANS([.U128]+[.U129]))^2)" office:value-type="float" office:value="0.185969119202052" calcext:value-type="float">
            <text:p>0,185969119202052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1</text:p>
          </table:table-cell>
          <table:table-cell table:formula="of:=[.C134]-[.C133]" office:value-type="float" office:value="-1.48367946525982" calcext:value-type="float">
            <text:p>-1,48367946525982</text:p>
          </table:table-cell>
          <table:table-cell table:style-name="ce1" table:formula="of:=SQRT([.D133]^2+[.D134]^2)" office:value-type="float" office:value="0.188700130488505" calcext:value-type="float">
            <text:p>0,188700130488505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formula="of:=[.J134]-[.J133]" office:value-type="float" office:value="-29.9205422567576" calcext:value-type="float">
            <text:p>-29,9205422567576</text:p>
          </table:table-cell>
          <table:table-cell table:style-name="ce1" table:formula="of:=SQRT([.K133]^2+[.K134]^2)" office:value-type="float" office:value="0.282094572395914" calcext:value-type="float">
            <text:p>0,282094572395914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formula="of:=[.Q134]-[.Q133]" office:value-type="float" office:value="24.7384827278634" calcext:value-type="float">
            <text:p>24,7384827278634</text:p>
          </table:table-cell>
          <table:table-cell table:style-name="ce1" table:formula="of:=SQRT([.R133]^2+[.R134]^2)" office:value-type="float" office:value="0.240796718521649" calcext:value-type="float">
            <text:p>0,2407967185216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table:formula="of:=-([.C132]-[.C131])" office:value-type="float" office:value="-29.9264428195189" calcext:value-type="float">
            <text:p>-29,9264428195189</text:p>
          </table:table-cell>
          <table:table-cell table:style-name="ce1" table:formula="of:=SQRT([.D131]^2+[.D132]^2)" office:value-type="float" office:value="0.282748109962566" calcext:value-type="float">
            <text:p>0,282748109962566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formula="of:=-([.J132]-[.J131])" office:value-type="float" office:value="-1.5418880518087" calcext:value-type="float">
            <text:p>-1,5418880518087</text:p>
          </table:table-cell>
          <table:table-cell table:style-name="ce1" table:formula="of:=SQRT([.K131]^2+[.K132]^2)" office:value-type="float" office:value="0.109354451324352" calcext:value-type="float">
            <text:p>0,109354451324352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formula="of:=-([.Q132]-[.Q131])" office:value-type="float" office:value="-16.8264198450194" calcext:value-type="float">
            <text:p>-16,8264198450194</text:p>
          </table:table-cell>
          <table:table-cell table:style-name="ce1" table:formula="of:=SQRT([.R131]^2+[.R132]^2)" office:value-type="float" office:value="0.184428094430237" calcext:value-type="float">
            <text:p>0,1844280944302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formula="of:=[.F134]-[.F133]" office:value-type="float" office:value="-29.9205422567576" calcext:value-type="float">
            <text:p>-29,9205422567576</text:p>
          </table:table-cell>
          <table:table-cell table:style-name="ce1" table:formula="of:=SQRT([.G133]^2+[.G134]^2)" office:value-type="float" office:value="0.282299876518555" calcext:value-type="float">
            <text:p>0,282299876518555</text:p>
          </table:table-cell>
          <table:table-cell table:number-columns-repeated="4"/>
          <table:table-cell office:value-type="string" calcext:value-type="string">
            <text:p>a21</text:p>
          </table:table-cell>
          <table:table-cell table:formula="of:=[.M134]-[.M133]" office:value-type="float" office:value="24.7384827278634" calcext:value-type="float">
            <text:p>24,7384827278634</text:p>
          </table:table-cell>
          <table:table-cell table:style-name="ce1" table:formula="of:=SQRT([.N133]^2+[.N134]^2)" office:value-type="float" office:value="0.244484067850769" calcext:value-type="float">
            <text:p>0,244484067850769</text:p>
          </table:table-cell>
          <table:table-cell table:number-columns-repeated="4"/>
          <table:table-cell office:value-type="string" calcext:value-type="string">
            <text:p>a21</text:p>
          </table:table-cell>
          <table:table-cell table:formula="of:=[.T134]-[.T133]" office:value-type="float" office:value="-1.48367946525982" calcext:value-type="float">
            <text:p>-1,48367946525982</text:p>
          </table:table-cell>
          <table:table-cell table:style-name="ce1" table:formula="of:=SQRT([.U133]^2+[.U134]^2)" office:value-type="float" office:value="0.187802828762793" calcext:value-type="float">
            <text:p>0,187802828762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formula="of:=-([.F132]-[.F131])" office:value-type="float" office:value="-1.5418880518087" calcext:value-type="float">
            <text:p>-1,5418880518087</text:p>
          </table:table-cell>
          <table:table-cell table:style-name="ce1" table:formula="of:=SQRT([.G131]^2+[.G132]^2)" office:value-type="float" office:value="0.200944294462201" calcext:value-type="float">
            <text:p>0,200944294462201</text:p>
          </table:table-cell>
          <table:table-cell table:number-columns-repeated="4"/>
          <table:table-cell office:value-type="string" calcext:value-type="string">
            <text:p>a22</text:p>
          </table:table-cell>
          <table:table-cell table:formula="of:=-([.M132]-[.M131])" office:value-type="float" office:value="-16.8264198450194" calcext:value-type="float">
            <text:p>-16,8264198450194</text:p>
          </table:table-cell>
          <table:table-cell table:style-name="ce1" table:formula="of:=SQRT([.N131]^2+[.N132]^2)" office:value-type="float" office:value="0.155547338153576" calcext:value-type="float">
            <text:p>0,155547338153576</text:p>
          </table:table-cell>
          <table:table-cell table:number-columns-repeated="4"/>
          <table:table-cell office:value-type="string" calcext:value-type="string">
            <text:p>a22</text:p>
          </table:table-cell>
          <table:table-cell table:formula="of:=-([.T132]-[.T131])" office:value-type="float" office:value="-29.9264428195189" calcext:value-type="float">
            <text:p>-29,9264428195189</text:p>
          </table:table-cell>
          <table:table-cell table:style-name="ce1" table:formula="of:=SQRT([.U131]^2+[.U132]^2)" office:value-type="float" office:value="0.276389555733296" calcext:value-type="float">
            <text:p>0,2763895557332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formula="of:=[.C136]*[.C131]+[.C137]*[.C133]" office:value-type="float" office:value="22.2551919788974" calcext:value-type="float">
            <text:p>22,2551919788974</text:p>
          </table:table-cell>
          <table:table-cell table:style-name="ce1" table:formula="of:=SQRT(([.C136]*[.D131])^2+([.C131]*[.D136])^2+([.C137]*[.D133])^2+([.C133]*[.D137])^2)" office:value-type="float" office:value="2.95188458214999" calcext:value-type="float">
            <text:p>2,95188458214999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formula="of:=[.J136]*[.J131]+[.J137]*[.J133]" office:value-type="float" office:value="-23.1283207771305" calcext:value-type="float">
            <text:p>-23,1283207771305</text:p>
          </table:table-cell>
          <table:table-cell table:style-name="ce1" table:formula="of:=SQRT(([.J136]*[.K131])^2+([.J131]*[.K136])^2+([.J137]*[.K133])^2+([.J133]*[.K137])^2)" office:value-type="float" office:value="1.84372527499372" calcext:value-type="float">
            <text:p>1,84372527499372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formula="of:=[.Q136]*[.Q131]+[.Q137]*[.Q133]" office:value-type="float" office:value="33.0429851489651" calcext:value-type="float">
            <text:p>33,0429851489651</text:p>
          </table:table-cell>
          <table:table-cell table:style-name="ce1" table:formula="of:=SQRT(([.Q136]*[.R131])^2+([.Q131]*[.R136])^2+([.Q137]*[.R133])^2+([.Q133]*[.R137])^2)" office:value-type="float" office:value="4.89675843826672" calcext:value-type="float">
            <text:p>4,89675843826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formula="of:=[.C138]*[.F131]+[.C139]*[.F133]" office:value-type="float" office:value="-23.1283207771305" calcext:value-type="float">
            <text:p>-23,1283207771305</text:p>
          </table:table-cell>
          <table:table-cell table:style-name="ce1" table:formula="of:=SQRT(([.C138]*[.G131])^2+([.D138]*[.F131])^2+([.C139]*[.G133])^2+([.G133]*[.C139])^2)" office:value-type="float" office:value="0.89653808325237" calcext:value-type="float">
            <text:p>0,89653808325237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formula="of:=[.J138]*[.M131]+[.J139]*[.M133]" office:value-type="float" office:value="33.0429851489651" calcext:value-type="float">
            <text:p>33,0429851489651</text:p>
          </table:table-cell>
          <table:table-cell table:style-name="ce1" table:formula="of:=SQRT(([.J138]*[.N131])^2+([.K138]*[.M131])^2+([.J139]*[.N133])^2+([.N133]*[.J139])^2)" office:value-type="float" office:value="5.18473208389514" calcext:value-type="float">
            <text:p>5,18473208389514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formula="of:=[.Q138]*[.T131]+[.Q139]*[.T133]" office:value-type="float" office:value="22.2551919788974" calcext:value-type="float">
            <text:p>22,2551919788974</text:p>
          </table:table-cell>
          <table:table-cell table:style-name="ce1" table:formula="of:=SQRT(([.Q138]*[.U131])^2+([.R138]*[.T131])^2+([.Q139]*[.U133])^2+([.U133]*[.Q139])^2)" office:value-type="float" office:value="3.04161772452062" calcext:value-type="float">
            <text:p>3,041617724520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136]*[.C139]-[.C137]*[.C138]" office:value-type="float" office:value="-893.127729335657" calcext:value-type="float">
            <text:p>-893,127729335657</text:p>
          </table:table-cell>
          <table:table-cell table:formula="of:=SQRT(([.C136]*[.D139])^2+([.C139]*[.D136])^2+([.C137]*[.D138])^2+([.C138]*[.D137])^2)" office:value-type="float" office:value="11.9631666397158" calcext:value-type="float">
            <text:p>11,9631666397158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J136]*[.J139]-[.J137]*[.J138]" office:value-type="float" office:value="541.599576940816" calcext:value-type="float">
            <text:p>541,599576940816</text:p>
          </table:table-cell>
          <table:table-cell table:formula="of:=SQRT(([.J136]*[.K139])^2+([.J139]*[.K136])^2+([.J137]*[.K138])^2+([.J138]*[.K137])^2)" office:value-type="float" office:value="7.18689374823427" calcext:value-type="float">
            <text:p>7,18689374823427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Q136]*[.Q139]-[.Q137]*[.Q138]" office:value-type="float" office:value="-765.299802394956" calcext:value-type="float">
            <text:p>-765,299802394956</text:p>
          </table:table-cell>
          <table:table-cell table:formula="of:=SQRT(([.Q136]*[.R139])^2+([.Q139]*[.R136])^2+([.Q137]*[.R138])^2+([.Q138]*[.R137])^2)" office:value-type="float" office:value="10.4278849397556" calcext:value-type="float">
            <text:p>10,42788493975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table:formula="of:=([.C140]*[.C139]-[.C141]*[.C137])/([.C136]*[.C139]-[.C137]*[.C138])" office:value-type="float" office:value="0.813392485744038" calcext:value-type="float">
            <text:p>0,813392485744038</text:p>
          </table:table-cell>
          <table:table-cell table:style-name="ce8" table:formula="of:=-1/[.C142]*SQRT(([.C139]*[.D140])^2+([.D139]*[.C140])^2+([.C137]*[.D141])^2+([.C141]*[.D137])^2+([.C143]*[.D142])^2)" office:value-type="float" office:value="0.0335529820879974" calcext:value-type="float">
            <text:p>0,03355298208799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8" table:formula="of:=([.J140]*[.J139]-[.J141]*[.J137])/([.J136]*[.J139]-[.J137]*[.J138])" office:value-type="float" office:value="0.812621424465513" calcext:value-type="float">
            <text:p>0,812621424465513</text:p>
          </table:table-cell>
          <table:table-cell table:style-name="ce8" table:formula="of:=1/[.J142]*SQRT(([.J139]*[.K140])^2+([.K139]*[.J140])^2+([.J137]*[.K141])^2+([.J141]*[.K137])^2+([.J143]*[.K142])^2)" office:value-type="float" office:value="0.0608595394446042" calcext:value-type="float">
            <text:p>0,0608595394446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8" table:formula="of:=([.Q140]*[.Q139]-[.Q141]*[.Q137])/([.Q136]*[.Q139]-[.Q137]*[.Q138])" office:value-type="float" office:value="0.802801463891152" calcext:value-type="float">
            <text:p>0,802801463891152</text:p>
          </table:table-cell>
          <table:table-cell table:style-name="ce8" table:formula="of:=-1/[.Q142]*SQRT(([.Q139]*[.R140])^2+([.R139]*[.Q140])^2+([.Q137]*[.R141])^2+([.Q141]*[.R137])^2+([.Q143]*[.R142])^2)" office:value-type="float" office:value="0.203541610626138" calcext:value-type="float">
            <text:p>0,203541610626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8" table:formula="of:=([.C141]*[.C136]-[.C140]*[.C138])/([.C136]*[.C139]-[.C137]*[.C138])" office:value-type="float" office:value="-0.783989124557425" calcext:value-type="float">
            <text:p>-0,783989124557425</text:p>
          </table:table-cell>
          <table:table-cell table:style-name="ce8" table:formula="of:=-1/[.C142]*SQRT(([.C136]*[.D141])^2+([.C141]*[.D136])^2+([.C138]*[.D140])^2+([.C140]*[.D138])^2+([.C144]*[.D142])^2)" office:value-type="float" office:value="0.0998259417922962" calcext:value-type="float">
            <text:p>0,099825941792296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style-name="ce8" table:formula="of:=([.J141]*[.J136]-[.J140]*[.J138])/([.J136]*[.J139]-[.J137]*[.J138])" office:value-type="float" office:value="-0.769026578126388" calcext:value-type="float">
            <text:p>-0,769026578126388</text:p>
          </table:table-cell>
          <table:table-cell table:style-name="ce8" table:formula="of:=1/[.J142]*SQRT(([.J136]*[.K141])^2+([.J141]*[.K136])^2+([.J138]*[.K140])^2+([.J140]*[.K138])^2+([.J144]*[.K142])^2)" office:value-type="float" office:value="0.29940492806145" calcext:value-type="float">
            <text:p>0,29940492806145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style-name="ce8" table:formula="of:=([.Q141]*[.Q136]-[.Q140]*[.Q138])/([.Q136]*[.Q139]-[.Q137]*[.Q138])" office:value-type="float" office:value="-0.783464047730419" calcext:value-type="float">
            <text:p>-0,783464047730419</text:p>
          </table:table-cell>
          <table:table-cell table:style-name="ce8" table:formula="of:=-1/[.Q142]*SQRT(([.Q136]*[.R141])^2+([.Q141]*[.R136])^2+([.Q138]*[.R140])^2+([.Q140]*[.R138])^2+([.Q144]*[.R142])^2)" office:value-type="float" office:value="0.0999293842142147" calcext:value-type="float">
            <text:p>0,099929384214215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průmě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vní</text:p>
          </table:table-cell>
          <table:table-cell table:style-name="ce4" office:value-type="float" office:value="-3.19972545165823" calcext:value-type="float">
            <text:p>-3,2</text:p>
          </table:table-cell>
          <table:table-cell table:style-name="ce4" office:value-type="float" office:value="0.0995943927320832" calcext:value-type="float">
            <text:p>0,1</text:p>
          </table:table-cell>
          <table:table-cell table:style-name="ce4" office:value-type="float" office:value="-3.21235901150335" calcext:value-type="float">
            <text:p>-3,2</text:p>
          </table:table-cell>
          <table:table-cell table:style-name="ce4" office:value-type="float" office:value="0.649163127198697" calcext:value-type="float">
            <text:p>0,6</text:p>
          </table:table-cell>
          <table:table-cell table:style-name="ce4" office:value-type="float" office:value="-3.19503302658911" calcext:value-type="float">
            <text:p>-3,2</text:p>
          </table:table-cell>
          <table:table-cell table:style-name="ce4" office:value-type="float" office:value="0.178193082421005" calcext:value-type="float">
            <text:p>0,2</text:p>
          </table:table-cell>
          <table:table-cell table:style-name="ce4" table:formula="of:=AVERAGE([.B147];[.D147];[.F147])" office:value-type="float" office:value="-3.20237249658356" calcext:value-type="float">
            <text:p>-3,2</text:p>
          </table:table-cell>
          <table:table-cell table:style-name="ce4" table:formula="of:=AVERAGE([.C147];[.E147];[.G147])" office:value-type="float" office:value="0.308983534117262" calcext:value-type="float">
            <text:p>0,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0.916355824272449" calcext:value-type="float">
            <text:p>0,9</text:p>
          </table:table-cell>
          <table:table-cell table:style-name="ce4" office:value-type="float" office:value="0.189129005853917" calcext:value-type="float">
            <text:p>0,2</text:p>
          </table:table-cell>
          <table:table-cell table:style-name="ce4" office:value-type="float" office:value="0.860749002931181" calcext:value-type="float">
            <text:p>0,9</text:p>
          </table:table-cell>
          <table:table-cell table:style-name="ce4" office:value-type="float" office:value="2.09923131848813" calcext:value-type="float">
            <text:p>2,1</text:p>
          </table:table-cell>
          <table:table-cell table:style-name="ce4" office:value-type="float" office:value="0.916720216729967" calcext:value-type="float">
            <text:p>0,9</text:p>
          </table:table-cell>
          <table:table-cell table:style-name="ce4" office:value-type="float" office:value="0.190777058955925" calcext:value-type="float">
            <text:p>0,2</text:p>
          </table:table-cell>
          <table:table-cell table:style-name="ce4" table:formula="of:=AVERAGE([.B148];[.D148];[.F148])" office:value-type="float" office:value="0.897941681311199" calcext:value-type="float">
            <text:p>0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12"/>
        </table:table-row>
        <table:table-row table:style-name="ro1">
          <table:table-cell/>
          <table:table-cell table:style-name="ce4" table:number-columns-repeated="8"/>
          <table:table-cell table:number-columns-repeated="12"/>
        </table:table-row>
        <table:table-row table:style-name="ro1">
          <table:table-cell/>
          <table:table-cell table:style-name="ce5" office:value-type="float" office:value="0.813392485744038" calcext:value-type="float">
            <text:p>0,81</text:p>
          </table:table-cell>
          <table:table-cell table:style-name="ce5" office:value-type="float" office:value="0.0335529820879974" calcext:value-type="float">
            <text:p>0,03</text:p>
          </table:table-cell>
          <table:table-cell table:style-name="ce4" office:value-type="float" office:value="0.812621424465513" calcext:value-type="float">
            <text:p>0,8</text:p>
          </table:table-cell>
          <table:table-cell table:style-name="ce4" office:value-type="float" office:value="0.0608595394446042" calcext:value-type="float">
            <text:p>0,1</text:p>
          </table:table-cell>
          <table:table-cell table:style-name="ce4" office:value-type="float" office:value="0.802801463891152" calcext:value-type="float">
            <text:p>0,8</text:p>
          </table:table-cell>
          <table:table-cell table:style-name="ce4" office:value-type="float" office:value="0.203541610626138" calcext:value-type="float">
            <text:p>0,2</text:p>
          </table:table-cell>
          <table:table-cell table:style-name="ce4" table:formula="of:=AVERAGE([.B150];[.D150];[.F150])" office:value-type="float" office:value="0.809605124700234" calcext:value-type="float">
            <text:p>0,8</text:p>
          </table:table-cell>
          <table:table-cell table:style-name="ce4" table:formula="of:=AVERAGE([.C150];[.E150];[.G150])" office:value-type="float" office:value="0.0993180440529133" calcext:value-type="float">
            <text:p>0,1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-0.783989124557425" calcext:value-type="float">
            <text:p>-0,8</text:p>
          </table:table-cell>
          <table:table-cell table:style-name="ce4" office:value-type="float" office:value="0.0998259417922962" calcext:value-type="float">
            <text:p>0,1</text:p>
          </table:table-cell>
          <table:table-cell table:style-name="ce4" office:value-type="float" office:value="-0.769026578126388" calcext:value-type="float">
            <text:p>-0,8</text:p>
          </table:table-cell>
          <table:table-cell table:style-name="ce4" office:value-type="float" office:value="0.29940492806145" calcext:value-type="float">
            <text:p>0,3</text:p>
          </table:table-cell>
          <table:table-cell table:style-name="ce4" office:value-type="float" office:value="-0.783464047730419" calcext:value-type="float">
            <text:p>-0,8</text:p>
          </table:table-cell>
          <table:table-cell table:style-name="ce4" office:value-type="float" office:value="0.0999293842142147" calcext:value-type="float">
            <text:p>0,1</text:p>
          </table:table-cell>
          <table:table-cell table:style-name="ce4" table:formula="of:=AVERAGE([.B151];[.D151];[.F151])" office:value-type="float" office:value="-0.778826583471411" calcext:value-type="float">
            <text:p>-0,8</text:p>
          </table:table-cell>
          <table:table-cell table:style-name="ce4" table:formula="of:=AVERAGE([.C151];[.E151];[.G151])" office:value-type="float" office:value="0.166386751355987" calcext:value-type="float">
            <text:p>0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4:08:24.57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5T11:46:02.166000000</meta:creation-date>
    <meta:editing-cycles>45</meta:editing-cycles>
    <meta:editing-duration>PT5H7M51S</meta:editing-duration>
    <dc:date>2021-10-17T17:47:13.396000000</dc:date>
    <meta:generator>LibreOffice/6.3.4.2$Windows_X86_64 LibreOffice_project/60da17e045e08f1793c57c00ba83cdfce946d0aa</meta:generator>
    <meta:document-statistic meta:table-count="1" meta:cell-count="83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5cm" svg:y="3.946cm" style:legend-expansion="high" chart:style-name="ch2"/>
        <chart:plot-area chart:style-name="ch3" table:cell-range-address="List1.A3:List1.C24" svg:x="0.32cm" svg:y="0.18cm" svg:width="12.975cm" svg:height="8.64cm">
          <chartooo:coordinate-region svg:x="0.574cm" svg:y="0.382cm" svg:width="12.52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3:List1.B24" chart:class="chart:scatter">
            <chart:domain table:cell-range-address="List1.A3:List1.A24"/>
            <chart:data-point chart:repeated="22"/>
          </chart:series>
          <chart:series chart:style-name="ch7" chart:values-cell-range-address="List1.C3:List1.C24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Sloupec B</text:p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List1.A3:List1.A24</svg:desc>
                </draw:g>
              </table:table-cell>
              <table:table-cell office:value-type="float" office:value="10">
                <text:p>10</text:p>
                <draw:g>
                  <svg:desc>List1.B3:List1.B24</svg:desc>
                </draw:g>
              </table:table-cell>
              <table:table-cell office:value-type="float" office:value="3.16227766016838">
                <text:p>3.16227766016838</text:p>
                <draw:g>
                  <svg:desc>List1.C3:Lis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3">
                <text:p>3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  <table:table-cell office:value-type="float" office:value="2.64575131106459">
                <text:p>2.64575131106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1">
                <text:p>11</text:p>
              </table:table-cell>
              <table:table-cell office:value-type="float" office:value="3.3166247903554">
                <text:p>3.3166247903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3.3166247903554">
                <text:p>3.3166247903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.12310562561766">
                <text:p>4.12310562561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88">
                <text:p>88</text:p>
              </table:table-cell>
              <table:table-cell office:value-type="float" office:value="9.38083151964686">
                <text:p>9.38083151964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14.6969384566991">
                <text:p>14.6969384566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344">
                <text:p>344</text:p>
              </table:table-cell>
              <table:table-cell office:value-type="float" office:value="18.5472369909914">
                <text:p>18.5472369909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25">
                <text:p>425</text:p>
              </table:table-cell>
              <table:table-cell office:value-type="float" office:value="20.6155281280883">
                <text:p>20.6155281280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441">
                <text:p>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61">
                <text:p>461</text:p>
              </table:table-cell>
              <table:table-cell office:value-type="float" office:value="21.4709105535839">
                <text:p>21.4709105535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5">
                <text:p>25.5</text:p>
              </table:table-cell>
              <table:table-cell office:value-type="float" office:value="386">
                <text:p>386</text:p>
              </table:table-cell>
              <table:table-cell office:value-type="float" office:value="19.6468827043885">
                <text:p>19.6468827043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96">
                <text:p>296</text:p>
              </table:table-cell>
              <table:table-cell office:value-type="float" office:value="17.2046505340853">
                <text:p>17.2046505340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185">
                <text:p>185</text:p>
              </table:table-cell>
              <table:table-cell office:value-type="float" office:value="13.6014705087354">
                <text:p>13.6014705087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94">
                <text:p>94</text:p>
              </table:table-cell>
              <table:table-cell office:value-type="float" office:value="9.69535971483266">
                <text:p>9.69535971483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3.74165738677394">
                <text:p>3.74165738677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6cm" svg:y="4.198cm" style:legend-expansion="high" chart:style-name="ch2"/>
        <chart:plot-area chart:style-name="ch3" table:cell-range-address="List1.D3:List1.E24" svg:x="0.32cm" svg:y="0.18cm" svg:width="12.996cm" svg:height="8.64cm">
          <chartooo:coordinate-region svg:x="0.574cm" svg:y="0.382cm" svg:width="12.5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E3:List1.E24" chart:class="chart:scatter">
            <chart:domain table:cell-range-address="List1.D3:List1.D24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List1.D3:List1.D24</svg:desc>
                </draw:g>
              </table:table-cell>
              <table:table-cell office:value-type="float" office:value="15">
                <text:p>15</text:p>
                <draw:g>
                  <svg:desc>List1.E3:Lis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5">
                <text:p>27.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633cm" svg:y="4.192cm" style:legend-expansion="high" chart:style-name="ch2"/>
        <chart:plot-area chart:style-name="ch3" table:cell-range-address="List1.A60:List1.B74" svg:x="0.319cm" svg:y="0.179cm" svg:width="12.995cm" svg:height="8.631cm">
          <chartooo:coordinate-region svg:x="0.573cm" svg:y="0.381cm" svg:width="12.549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60:List1.B74" chart:class="chart:scatter">
            <chart:domain table:cell-range-address="List1.A60:List1.A7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List1.A60:List1.A74</svg:desc>
                </draw:g>
              </table:table-cell>
              <table:table-cell office:value-type="float" office:value="23">
                <text:p>23</text:p>
                <draw:g>
                  <svg:desc>List1.B60:List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5cm" svg:y="4.198cm" style:legend-expansion="high" chart:style-name="ch2"/>
        <chart:plot-area chart:style-name="ch3" table:cell-range-address="List1.C60:List1.D78" svg:x="0.32cm" svg:y="0.18cm" svg:width="12.975cm" svg:height="8.64cm">
          <chartooo:coordinate-region svg:x="0.574cm" svg:y="0.383cm" svg:width="12.528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D60:List1.D78" chart:class="chart:scatter">
            <chart:domain table:cell-range-address="List1.C60:List1.C7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List1.C60:List1.C78</svg:desc>
                </draw:g>
              </table:table-cell>
              <table:table-cell office:value-type="float" office:value="23">
                <text:p>23</text:p>
                <draw:g>
                  <svg:desc>List1.D60:Lis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">
                <text:p>-2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-25.6">
                <text:p>-25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654cm" svg:y="4.192cm" style:legend-expansion="high" chart:style-name="ch2"/>
        <chart:plot-area chart:style-name="ch3" table:cell-range-address="List1.E60:List1.F74" svg:x="0.319cm" svg:y="0.179cm" svg:width="13.016cm" svg:height="8.631cm">
          <chartooo:coordinate-region svg:x="0.573cm" svg:y="0.381cm" svg:width="12.57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F60:List1.F74" chart:class="chart:scatter">
            <chart:domain table:cell-range-address="List1.E60:List1.E7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List1.E60:List1.E74</svg:desc>
                </draw:g>
              </table:table-cell>
              <table:table-cell office:value-type="float" office:value="NaN">
                <text:p>NaN</text:p>
                <draw:g>
                  <svg:desc>List1.F60:List1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